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5cm" fo:margin-left="0cm" fo:margin-top="16.85cm" fo:margin-bottom="0cm" table:align="left" style:writing-mode="page"/>
    </style:style>
    <style:style style:name="Table1.A" style:family="table-column">
      <style:table-column-properties style:column-width="1cm"/>
    </style:style>
    <style:style style:name="Table1.B" style:family="table-column">
      <style:table-column-properties style:column-width="0.998cm"/>
    </style:style>
    <style:style style:name="Table1.C" style:family="table-column">
      <style:table-column-properties style:column-width="1.002cm"/>
    </style:style>
    <style:style style:name="Table1.D" style:family="table-column">
      <style:table-column-properties style:column-width="0.993cm"/>
    </style:style>
    <style:style style:name="Table1.E" style:family="table-column">
      <style:table-column-properties style:column-width="1.506cm"/>
    </style:style>
    <style:style style:name="Table1.G" style:family="table-column">
      <style:table-column-properties style:column-width="7.003cm"/>
    </style:style>
    <style:style style:name="Table1.H" style:family="table-column">
      <style:table-column-properties style:column-width="1.665cm"/>
    </style:style>
    <style:style style:name="Table1.I" style:family="table-column">
      <style:table-column-properties style:column-width="1.663cm"/>
    </style:style>
    <style:style style:name="Table1.J" style:family="table-column">
      <style:table-column-properties style:column-width="1.669cm"/>
    </style:style>
    <style:style style:name="Table1.1" style:family="table-row">
      <style:table-row-properties style:row-height="0.499cm" fo:keep-together="auto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521cm" fo:margin-left="0cm" fo:margin-top="4.65cm" fo:margin-bottom="0cm" table:align="left" style:writing-mode="page"/>
    </style:style>
    <style:style style:name="Table2.A" style:family="table-column">
      <style:table-column-properties style:column-width="0.998cm"/>
    </style:style>
    <style:style style:name="Table2.B" style:family="table-column">
      <style:table-column-properties style:column-width="1cm"/>
    </style:style>
    <style:style style:name="Table2.E" style:family="table-column">
      <style:table-column-properties style:column-width="1.499cm"/>
    </style:style>
    <style:style style:name="Table2.G" style:family="table-column">
      <style:table-column-properties style:column-width="11.001cm"/>
    </style:style>
    <style:style style:name="Table2.H" style:family="table-column">
      <style:table-column-properties style:column-width="1.021cm"/>
    </style:style>
    <style:style style:name="Table2.1" style:family="table-row">
      <style:table-row-properties style:row-height="0.499cm" fo:keep-together="auto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H1" style:family="table-cell">
      <style:table-cell-properties fo:padding="0.097cm" fo:border="0.5pt solid #000000"/>
    </style:style>
    <style:style style:name="Table2.2" style:family="table-row">
      <style:table-row-properties style:row-height="0.03cm" fo:keep-together="auto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3" style:family="table-row">
      <style:table-row-properties style:row-height="0.397cm" fo:keep-together="auto"/>
    </style:style>
    <style:style style:name="Table2.H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27cm" fo:margin-top="0cm" fo:margin-bottom="0cm" table:align="center" style:writing-mode="page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0.974cm"/>
    </style:style>
    <style:style style:name="Table3.C" style:family="table-column">
      <style:table-column-properties style:column-width="0.97cm"/>
    </style:style>
    <style:style style:name="Table3.E" style:family="table-column">
      <style:table-column-properties style:column-width="1.208cm"/>
    </style:style>
    <style:style style:name="Table3.F" style:family="table-column">
      <style:table-column-properties style:column-width="1.217cm"/>
    </style:style>
    <style:style style:name="Table3.H" style:family="table-column">
      <style:table-column-properties style:column-width="1.212cm"/>
    </style:style>
    <style:style style:name="Table3.I" style:family="table-column">
      <style:table-column-properties style:column-width="1.221cm"/>
    </style:style>
    <style:style style:name="Table3.J" style:family="table-column">
      <style:table-column-properties style:column-width="1.205cm"/>
    </style:style>
    <style:style style:name="Table3.K" style:family="table-column">
      <style:table-column-properties style:column-width="1.21cm"/>
    </style:style>
    <style:style style:name="Table3.L" style:family="table-column">
      <style:table-column-properties style:column-width="0.878cm"/>
    </style:style>
    <style:style style:name="Table3.M" style:family="table-column">
      <style:table-column-properties style:column-width="1.037cm"/>
    </style:style>
    <style:style style:name="Table3.N" style:family="table-column">
      <style:table-column-properties style:column-width="1.215cm"/>
    </style:style>
    <style:style style:name="Table3.1" style:family="table-row">
      <style:table-row-properties style:min-row-height="0.746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Table4" style:family="table">
      <style:table-properties style:width="18.521cm" fo:margin-left="0cm" fo:margin-top="5.48cm" fo:margin-bottom="0cm" table:align="left" style:writing-mode="page"/>
    </style:style>
    <style:style style:name="Table4.A" style:family="table-column">
      <style:table-column-properties style:column-width="0.998cm"/>
    </style:style>
    <style:style style:name="Table4.B" style:family="table-column">
      <style:table-column-properties style:column-width="1cm"/>
    </style:style>
    <style:style style:name="Table4.E" style:family="table-column">
      <style:table-column-properties style:column-width="1.499cm"/>
    </style:style>
    <style:style style:name="Table4.G" style:family="table-column">
      <style:table-column-properties style:column-width="11.001cm"/>
    </style:style>
    <style:style style:name="Table4.H" style:family="table-column">
      <style:table-column-properties style:column-width="1.021cm"/>
    </style:style>
    <style:style style:name="Table4.1" style:family="table-row">
      <style:table-row-properties style:row-height="0.499cm" fo:keep-together="auto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H1" style:family="table-cell">
      <style:table-cell-properties fo:padding="0.097cm" fo:border="0.5pt solid #000000"/>
    </style:style>
    <style:style style:name="Table4.2" style:family="table-row">
      <style:table-row-properties style:row-height="0.03cm" fo:keep-together="auto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3" style:family="table-row">
      <style:table-row-properties style:row-height="0.397cm" fo:keep-together="auto"/>
    </style:style>
    <style:style style:name="Table4.H3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8.521cm" fo:margin-left="0cm" fo:margin-top="11.359cm" fo:margin-bottom="0cm" table:align="left" style:writing-mode="page"/>
    </style:style>
    <style:style style:name="Table5.A" style:family="table-column">
      <style:table-column-properties style:column-width="0.998cm"/>
    </style:style>
    <style:style style:name="Table5.B" style:family="table-column">
      <style:table-column-properties style:column-width="1cm"/>
    </style:style>
    <style:style style:name="Table5.E" style:family="table-column">
      <style:table-column-properties style:column-width="1.499cm"/>
    </style:style>
    <style:style style:name="Table5.G" style:family="table-column">
      <style:table-column-properties style:column-width="11.001cm"/>
    </style:style>
    <style:style style:name="Table5.H" style:family="table-column">
      <style:table-column-properties style:column-width="1.021cm"/>
    </style:style>
    <style:style style:name="Table5.1" style:family="table-row">
      <style:table-row-properties style:row-height="0.499cm" fo:keep-together="auto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H1" style:family="table-cell">
      <style:table-cell-properties fo:padding="0.097cm" fo:border="0.5pt solid #000000"/>
    </style:style>
    <style:style style:name="Table5.2" style:family="table-row">
      <style:table-row-properties style:row-height="0.03cm" fo:keep-together="auto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3" style:family="table-row">
      <style:table-row-properties style:row-height="0.397cm" fo:keep-together="auto"/>
    </style:style>
    <style:style style:name="Table5.H3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8.521cm" fo:margin-left="0cm" fo:margin-top="2.589cm" fo:margin-bottom="0cm" table:align="left" style:writing-mode="page"/>
    </style:style>
    <style:style style:name="Table6.A" style:family="table-column">
      <style:table-column-properties style:column-width="0.998cm"/>
    </style:style>
    <style:style style:name="Table6.B" style:family="table-column">
      <style:table-column-properties style:column-width="1cm"/>
    </style:style>
    <style:style style:name="Table6.E" style:family="table-column">
      <style:table-column-properties style:column-width="1.499cm"/>
    </style:style>
    <style:style style:name="Table6.G" style:family="table-column">
      <style:table-column-properties style:column-width="11.001cm"/>
    </style:style>
    <style:style style:name="Table6.H" style:family="table-column">
      <style:table-column-properties style:column-width="1.021cm"/>
    </style:style>
    <style:style style:name="Table6.1" style:family="table-row">
      <style:table-row-properties style:row-height="0.499cm" fo:keep-together="auto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H1" style:family="table-cell">
      <style:table-cell-properties fo:padding="0.097cm" fo:border="0.5pt solid #000000"/>
    </style:style>
    <style:style style:name="Table6.2" style:family="table-row">
      <style:table-row-properties style:row-height="0.03cm" fo:keep-together="auto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3" style:family="table-row">
      <style:table-row-properties style:row-height="0.397cm" fo:keep-together="auto"/>
    </style:style>
    <style:style style:name="Table6.H3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8.521cm" fo:margin-left="0cm" fo:margin-top="2.551cm" fo:margin-bottom="0cm" table:align="left" style:writing-mode="page"/>
    </style:style>
    <style:style style:name="Table7.A" style:family="table-column">
      <style:table-column-properties style:column-width="0.998cm"/>
    </style:style>
    <style:style style:name="Table7.B" style:family="table-column">
      <style:table-column-properties style:column-width="1cm"/>
    </style:style>
    <style:style style:name="Table7.E" style:family="table-column">
      <style:table-column-properties style:column-width="1.499cm"/>
    </style:style>
    <style:style style:name="Table7.G" style:family="table-column">
      <style:table-column-properties style:column-width="11.001cm"/>
    </style:style>
    <style:style style:name="Table7.H" style:family="table-column">
      <style:table-column-properties style:column-width="1.021cm"/>
    </style:style>
    <style:style style:name="Table7.1" style:family="table-row">
      <style:table-row-properties style:row-height="0.499cm" fo:keep-together="auto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H1" style:family="table-cell">
      <style:table-cell-properties fo:padding="0.097cm" fo:border="0.5pt solid #000000"/>
    </style:style>
    <style:style style:name="Table7.2" style:family="table-row">
      <style:table-row-properties style:row-height="0.03cm" fo:keep-together="auto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3" style:family="table-row">
      <style:table-row-properties style:row-height="0.397cm" fo:keep-together="auto"/>
    </style:style>
    <style:style style:name="Table7.H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8.521cm" fo:margin-left="0cm" fo:margin-top="15.63cm" fo:margin-bottom="0cm" table:align="left" style:writing-mode="page"/>
    </style:style>
    <style:style style:name="Table8.A" style:family="table-column">
      <style:table-column-properties style:column-width="0.998cm"/>
    </style:style>
    <style:style style:name="Table8.B" style:family="table-column">
      <style:table-column-properties style:column-width="1cm"/>
    </style:style>
    <style:style style:name="Table8.E" style:family="table-column">
      <style:table-column-properties style:column-width="1.499cm"/>
    </style:style>
    <style:style style:name="Table8.G" style:family="table-column">
      <style:table-column-properties style:column-width="11.001cm"/>
    </style:style>
    <style:style style:name="Table8.H" style:family="table-column">
      <style:table-column-properties style:column-width="1.021cm"/>
    </style:style>
    <style:style style:name="Table8.1" style:family="table-row">
      <style:table-row-properties style:row-height="0.499cm" fo:keep-together="auto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H1" style:family="table-cell">
      <style:table-cell-properties fo:padding="0.097cm" fo:border="0.5pt solid #000000"/>
    </style:style>
    <style:style style:name="Table8.2" style:family="table-row">
      <style:table-row-properties style:row-height="0.03cm" fo:keep-together="auto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3" style:family="table-row">
      <style:table-row-properties style:row-height="0.397cm" fo:keep-together="auto"/>
    </style:style>
    <style:style style:name="Table8.H3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8.521cm" fo:margin-left="0cm" fo:margin-top="14.499cm" fo:margin-bottom="0cm" table:align="left" style:writing-mode="page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cm"/>
    </style:style>
    <style:style style:name="Table9.E" style:family="table-column">
      <style:table-column-properties style:column-width="1.499cm"/>
    </style:style>
    <style:style style:name="Table9.G" style:family="table-column">
      <style:table-column-properties style:column-width="11.001cm"/>
    </style:style>
    <style:style style:name="Table9.H" style:family="table-column">
      <style:table-column-properties style:column-width="1.021cm"/>
    </style:style>
    <style:style style:name="Table9.1" style:family="table-row">
      <style:table-row-properties style:row-height="0.499cm" fo:keep-together="auto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H1" style:family="table-cell">
      <style:table-cell-properties fo:padding="0.097cm" fo:border="0.5pt solid #000000"/>
    </style:style>
    <style:style style:name="Table9.2" style:family="table-row">
      <style:table-row-properties style:row-height="0.03cm" fo:keep-together="auto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3" style:family="table-row">
      <style:table-row-properties style:row-height="0.397cm" fo:keep-together="auto"/>
    </style:style>
    <style:style style:name="Table9.H3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8.521cm" fo:margin-left="0cm" fo:margin-top="8.5cm" fo:margin-bottom="0cm" table:align="left" style:writing-mode="page"/>
    </style:style>
    <style:style style:name="Table10.A" style:family="table-column">
      <style:table-column-properties style:column-width="0.998cm"/>
    </style:style>
    <style:style style:name="Table10.B" style:family="table-column">
      <style:table-column-properties style:column-width="1cm"/>
    </style:style>
    <style:style style:name="Table10.E" style:family="table-column">
      <style:table-column-properties style:column-width="1.499cm"/>
    </style:style>
    <style:style style:name="Table10.G" style:family="table-column">
      <style:table-column-properties style:column-width="11.001cm"/>
    </style:style>
    <style:style style:name="Table10.H" style:family="table-column">
      <style:table-column-properties style:column-width="1.021cm"/>
    </style:style>
    <style:style style:name="Table10.1" style:family="table-row">
      <style:table-row-properties style:row-height="0.499cm" fo:keep-together="auto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H1" style:family="table-cell">
      <style:table-cell-properties fo:padding="0.097cm" fo:border="0.5pt solid #000000"/>
    </style:style>
    <style:style style:name="Table10.2" style:family="table-row">
      <style:table-row-properties style:row-height="0.03cm" fo:keep-together="auto"/>
    </style:style>
    <style:style style:name="Table10.A2" style:family="table-cell">
      <style:table-cell-properties fo:padding="0.097cm" fo:border-left="0.5pt solid #000000" fo:border-right="none" fo:border-top="none" fo:border-bottom="0.5pt solid #000000"/>
    </style:style>
    <style:style style:name="Table10.3" style:family="table-row">
      <style:table-row-properties style:row-height="0.397cm" fo:keep-together="auto"/>
    </style:style>
    <style:style style:name="Table10.H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27cm" fo:margin-top="0cm" fo:margin-bottom="0cm" table:align="center" style:writing-mode="page"/>
    </style:style>
    <style:style style:name="Table3.A" style:family="table-column">
      <style:table-column-properties style:column-width="2.501cm"/>
    </style:style>
    <style:style style:name="Table3.B" style:family="table-column">
      <style:table-column-properties style:column-width="0.974cm"/>
    </style:style>
    <style:style style:name="Table3.C" style:family="table-column">
      <style:table-column-properties style:column-width="0.97cm"/>
    </style:style>
    <style:style style:name="Table3.E" style:family="table-column">
      <style:table-column-properties style:column-width="1.208cm"/>
    </style:style>
    <style:style style:name="Table3.F" style:family="table-column">
      <style:table-column-properties style:column-width="1.217cm"/>
    </style:style>
    <style:style style:name="Table3.H" style:family="table-column">
      <style:table-column-properties style:column-width="1.212cm"/>
    </style:style>
    <style:style style:name="Table3.I" style:family="table-column">
      <style:table-column-properties style:column-width="1.221cm"/>
    </style:style>
    <style:style style:name="Table3.J" style:family="table-column">
      <style:table-column-properties style:column-width="1.205cm"/>
    </style:style>
    <style:style style:name="Table3.K" style:family="table-column">
      <style:table-column-properties style:column-width="1.21cm"/>
    </style:style>
    <style:style style:name="Table3.L" style:family="table-column">
      <style:table-column-properties style:column-width="0.878cm"/>
    </style:style>
    <style:style style:name="Table3.M" style:family="table-column">
      <style:table-column-properties style:column-width="1.037cm"/>
    </style:style>
    <style:style style:name="Table3.N" style:family="table-column">
      <style:table-column-properties style:column-width="1.215cm"/>
    </style:style>
    <style:style style:name="Table3.1" style:family="table-row">
      <style:table-row-properties style:min-row-height="0.746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P1" style:family="paragraph" style:parent-style-name="Standard">
      <style:paragraph-properties fo:line-height="150%" fo:text-align="center" style:justify-single-word="false" fo:text-indent="0cm" style:auto-text-indent="false"/>
      <style:text-properties officeooo:paragraph-rsid="0014d223"/>
    </style:style>
    <style:style style:name="P2" style:family="paragraph" style:parent-style-name="Standard">
      <style:paragraph-properties fo:line-height="150%" fo:text-align="center" style:justify-single-word="false" fo:text-indent="1.251cm" style:auto-text-indent="false"/>
      <style:text-properties officeooo:paragraph-rsid="0014d223"/>
    </style:style>
    <style:style style:name="P3" style:family="paragraph" style:parent-style-name="Standard">
      <style:paragraph-properties fo:line-height="150%" fo:text-align="center" style:justify-single-word="false" fo:text-indent="1.251cm" style:auto-text-indent="false"/>
      <style:text-properties fo:font-size="12pt" officeooo:paragraph-rsid="0014d223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 fo:text-indent="1.251cm" style:auto-text-indent="false"/>
      <style:text-properties fo:font-size="14pt" fo:font-weight="bold" officeooo:paragraph-rsid="0014d223" style:font-size-asian="14pt" style:font-weight-asian="bold" style:font-size-complex="14pt"/>
    </style:style>
    <style:style style:name="P5" style:family="paragraph" style:parent-style-name="Standard">
      <style:paragraph-properties fo:line-height="150%" fo:text-align="end" style:justify-single-word="false" fo:text-indent="1.251cm" style:auto-text-indent="false"/>
      <style:text-properties officeooo:paragraph-rsid="0014d223"/>
    </style:style>
    <style:style style:name="P6" style:family="paragraph" style:parent-style-name="Standard">
      <style:paragraph-properties fo:line-height="150%"/>
      <style:text-properties fo:font-size="12pt" officeooo:paragraph-rsid="0014d223" style:font-size-asian="12pt" style:font-size-complex="12pt"/>
    </style:style>
    <style:style style:name="P7" style:family="paragraph" style:parent-style-name="Standard">
      <style:paragraph-properties fo:line-height="150%" fo:text-align="end" style:justify-single-word="false" fo:text-indent="1.251cm" style:auto-text-indent="false"/>
      <style:text-properties fo:font-size="12pt" officeooo:paragraph-rsid="0014d223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font-size="12pt" officeooo:paragraph-rsid="0014d223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4d223"/>
    </style:style>
    <style:style style:name="P10" style:family="paragraph" style:parent-style-name="Standard">
      <style:paragraph-properties fo:line-height="150%" fo:text-align="center" style:justify-single-word="false" fo:text-indent="1.251cm" style:auto-text-indent="false"/>
      <style:text-properties fo:font-size="16pt" fo:font-weight="bold" officeooo:paragraph-rsid="0014d223" style:font-size-asian="16pt" style:font-weight-asian="bold" style:font-size-complex="14pt"/>
    </style:style>
    <style:style style:name="P11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4d223"/>
    </style:style>
    <style:style style:name="P12" style:family="paragraph" style:parent-style-name="Содержимое_20_таблицы">
      <style:paragraph-properties fo:margin-top="0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4d223" style:font-size-asian="7pt" style:font-style-asian="normal" style:font-weight-asian="normal" style:font-size-complex="7pt" style:font-style-complex="normal" style:font-weight-complex="normal"/>
    </style:style>
    <style:style style:name="P13" style:family="paragraph" style:parent-style-name="Содержимое_20_таблицы">
      <style:paragraph-properties fo:margin-left="1.249cm" fo:margin-top="0cm" fo:margin-bottom="0.353cm" style:contextual-spacing="false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4d223" style:font-size-asian="7pt" style:font-style-asian="normal" style:font-weight-asian="normal" style:font-size-complex="7pt" style:font-style-complex="normal" style:font-weight-complex="normal"/>
    </style:style>
    <style:style style:name="P14" style:family="paragraph" style:parent-style-name="Содержимое_20_таблицы">
      <style:paragraph-properties fo:margin-top="0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4d223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font-size="7pt" officeooo:paragraph-rsid="0014d223" style:font-size-asian="7pt" style:font-size-complex="7pt"/>
    </style:style>
    <style:style style:name="P16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paragraph-rsid="0014d223" style:font-size-asian="7pt" style:font-style-asian="normal" style:font-weight-asian="normal" style:font-size-complex="7pt" style:font-style-complex="normal" style:font-weight-complex="normal"/>
    </style:style>
    <style:style style:name="P17" style:family="paragraph" style:parent-style-name="Содержимое_20_таблицы">
      <style:paragraph-properties fo:margin-top="0cm" fo:margin-bottom="0.353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Times New Roman" fo:font-size="7pt" fo:font-style="normal" fo:text-shadow="none" style:text-underline-style="none" fo:font-weight="normal" officeooo:rsid="001520ac" officeooo:paragraph-rsid="0014d223" style:font-size-asian="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text-properties officeooo:paragraph-rsid="0014d223"/>
    </style:style>
    <style:style style:name="P19" style:family="paragraph" style:parent-style-name="Standard">
      <style:paragraph-properties fo:line-height="150%" fo:text-align="start" style:justify-single-word="false" fo:text-indent="0cm" style:auto-text-indent="false"/>
      <style:text-properties officeooo:paragraph-rsid="0014d223"/>
    </style:style>
    <style:style style:name="P20" style:family="paragraph" style:parent-style-name="Standard">
      <style:paragraph-properties fo:line-height="150%" fo:text-align="center" style:justify-single-word="false" fo:text-indent="0cm" style:auto-text-indent="false"/>
      <style:text-properties fo:font-size="10pt" fo:font-weight="normal" officeooo:paragraph-rsid="0014d22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7pt" officeooo:rsid="001520ac" officeooo:paragraph-rsid="0014d223" style:font-size-asian="7pt" style:font-size-complex="7pt"/>
    </style:style>
    <style:style style:name="P22" style:family="paragraph" style:parent-style-name="Содержимое_20_таблицы">
      <style:paragraph-properties fo:margin-top="0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Times New Roman" fo:font-size="7pt" fo:language="ru" fo:country="RU" fo:font-style="normal" fo:text-shadow="none" style:text-underline-style="none" fo:font-weight="normal" officeooo:paragraph-rsid="0014d223" style:font-size-asian="7pt" style:font-style-asian="normal" style:font-weight-asian="normal" style:font-size-complex="7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font-weight="bold" officeooo:paragraph-rsid="0014d223" style:font-size-asian="14pt" style:font-weight-asian="bold" style:font-size-complex="14pt"/>
    </style:style>
    <style:style style:name="P24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officeooo:paragraph-rsid="0014d223" style:font-size-asian="14pt" style:font-size-complex="14pt"/>
    </style:style>
    <style:style style:name="P25" style:family="paragraph" style:parent-style-name="Text_20_body">
      <style:paragraph-properties fo:margin-right="4.867cm" fo:line-height="115%" fo:text-align="justify" style:justify-single-word="false"/>
      <style:text-properties fo:font-size="14pt" fo:language="ru" fo:country="RU" officeooo:paragraph-rsid="0014d223" style:font-size-asian="14pt" style:language-asian="ru" style:country-asian="RU" style:font-size-complex="14pt"/>
    </style:style>
    <style:style style:name="P26" style:family="paragraph" style:parent-style-name="Standard">
      <style:paragraph-properties fo:margin-top="0cm" fo:margin-bottom="0cm" style:contextual-spacing="false" fo:line-height="115%" fo:text-align="justify" style:justify-single-word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>
      <style:paragraph-properties fo:line-height="150%" fo:text-align="justify" style:justify-single-word="false" fo:text-indent="1.251cm" style:auto-text-indent="false"/>
      <style:text-properties officeooo:paragraph-rsid="0014d223"/>
    </style:style>
    <style:style style:name="P28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Times New Roman" fo:font-size="7pt" officeooo:rsid="0015c243" officeooo:paragraph-rsid="0014d223" style:font-size-asian="7pt" style:font-size-complex="7pt"/>
    </style:style>
    <style:style style:name="P29" style:family="paragraph" style:parent-style-name="Text_20_body">
      <style:paragraph-properties fo:line-height="150%" fo:text-align="justify" style:justify-single-word="false" fo:text-indent="1.251cm" style:auto-text-indent="false">
        <style:tab-stops>
          <style:tab-stop style:position="5.412cm"/>
        </style:tab-stops>
      </style:paragraph-properties>
      <style:text-properties officeooo:paragraph-rsid="0014d223"/>
    </style:style>
    <style:style style:name="P30" style:family="paragraph" style:parent-style-name="Text_20_body">
      <style:paragraph-properties fo:line-height="150%" fo:text-align="justify" style:justify-single-word="false" fo:text-indent="1.251cm" style:auto-text-indent="false">
        <style:tab-stops>
          <style:tab-stop style:position="3.657cm"/>
        </style:tab-stops>
      </style:paragraph-properties>
      <style:text-properties officeooo:paragraph-rsid="0014d223"/>
    </style:style>
    <style:style style:name="P31" style:family="paragraph" style:parent-style-name="Text_20_body">
      <style:paragraph-properties fo:line-height="150%" fo:text-align="justify" style:justify-single-word="false" fo:text-indent="1.251cm" style:auto-text-indent="false">
        <style:tab-stops>
          <style:tab-stop style:position="3.657cm"/>
        </style:tab-stops>
      </style:paragraph-properties>
      <style:text-properties fo:font-size="14pt" fo:language="ru" fo:country="RU" officeooo:paragraph-rsid="0014d223" style:font-size-asian="14pt" style:font-size-complex="14pt"/>
    </style:style>
    <style:style style:name="P32" style:family="paragraph" style:parent-style-name="Text_20_body">
      <style:paragraph-properties fo:line-height="150%" fo:text-align="justify" style:justify-single-word="false" fo:text-indent="1.251cm" style:auto-text-indent="false"/>
      <style:text-properties fo:font-size="14pt" fo:language="ru" fo:country="RU" officeooo:paragraph-rsid="0014d223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 fo:text-indent="0cm" style:auto-text-indent="false"/>
      <style:text-properties fo:font-size="14pt" fo:font-weight="bold" officeooo:paragraph-rsid="0014d223" style:font-size-asian="14pt" style:font-weight-asian="bold" style:font-size-complex="14pt"/>
    </style:style>
    <style:style style:name="P34" style:family="paragraph" style:parent-style-name="Standard">
      <style:paragraph-properties fo:line-height="150%" fo:text-align="center" style:justify-single-word="false" fo:text-indent="1.251cm" style:auto-text-indent="false"/>
      <style:text-properties fo:font-size="10pt" fo:font-weight="normal" officeooo:paragraph-rsid="0014d223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fo:color="#000000" loext:opacity="100%" style:font-name="Times New Roman" fo:font-size="14pt" fo:language="ru" fo:country="RU" officeooo:paragraph-rsid="0014d223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Standard">
      <style:paragraph-properties fo:line-height="150%" fo:text-align="center" style:justify-single-word="false" fo:text-indent="1.251cm" style:auto-text-indent="false"/>
      <style:text-properties fo:font-size="10pt" fo:font-weight="normal" officeooo:rsid="0015c243" officeooo:paragraph-rsid="0014d22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fo:color="#000000" loext:opacity="100%" style:font-name="Times New Roman" fo:font-size="14pt" fo:language="ru" fo:country="RU" officeooo:paragraph-rsid="0014d223" style:letter-kerning="false" style:font-name-asian="Times New Roman1" style:font-size-asian="14pt" style:font-name-complex="Times New Roman1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4d223"/>
    </style:style>
    <style:style style:name="P39" style:family="paragraph" style:parent-style-name="Standard">
      <style:paragraph-properties fo:margin-top="0.494cm" fo:margin-bottom="0cm" style:contextual-spacing="false" fo:line-height="150%" fo:text-align="justify" style:justify-single-word="false" fo:orphans="2" fo:widows="2" fo:text-indent="1.251cm" style:auto-text-indent="false"/>
      <style:text-properties officeooo:paragraph-rsid="0014d223"/>
    </style:style>
    <style:style style:name="P40" style:family="paragraph" style:parent-style-name="Text_20_body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style:use-window-font-color="true" loext:opacity="0%" style:font-name="Times New Roman" fo:font-size="14pt" fo:language="ru" fo:country="RU" officeooo:paragraph-rsid="0014d223" style:letter-kerning="false" style:font-name-asian="Times New Roman1" style:font-size-asian="14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hyphenation-ladder-count="no-limit" fo:hyphenation-keep="page" loext:hyphenation-keep-type="column" fo:text-indent="1.251cm" style:auto-text-indent="false" style:punctuation-wrap="simple" style:writing-mode="lr-tb"/>
      <style:text-properties style:use-window-font-color="true" loext:opacity="0%" style:font-name="Times New Roman" fo:font-size="14pt" fo:language="ru" fo:country="RU" officeooo:paragraph-rsid="0014d223" style:letter-kerning="false" style:font-name-asian="Times New Roman1" style:font-size-asian="14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6pt" fo:font-weight="bold" style:font-size-asian="16pt" style:font-weight-asian="bold" style:font-size-complex="14pt"/>
    </style:style>
    <style:style style:name="T5" style:family="text">
      <style:text-properties fo:font-size="14pt" style:font-size-asian="14pt"/>
    </style:style>
    <style:style style:name="T6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font-name="Times New Roman" fo:font-style="normal" fo:text-shadow="none" style:text-underline-style="none" fo:font-weight="normal" officeooo:rsid="001520ac" style:font-style-asian="normal" style:font-weight-asian="norm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3a3c3" style:font-size-asian="14pt" style:font-weight-asian="normal" style:font-size-complex="14pt" style:font-weight-complex="normal"/>
    </style:style>
    <style:style style:name="T12" style:family="text">
      <style:text-properties fo:font-size="14pt" fo:font-weight="bold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font-size="14pt" fo:font-weight="normal" fo:background-color="#ffffff" loext:char-shading-value="0" style:font-size-asian="14pt" style:font-weight-asian="normal" style:font-size-complex="14pt"/>
    </style:style>
    <style:style style:name="T14" style:family="text">
      <style:text-properties fo:font-size="14pt" fo:language="ru" fo:country="RU" style:font-size-asian="14pt" style:language-asian="ru" style:country-asian="RU" style:font-size-complex="14pt"/>
    </style:style>
    <style:style style:name="T15" style:family="text">
      <style:text-properties fo:font-size="14pt" fo:language="ru" fo:country="RU" style:letter-kerning="false" style:font-size-asian="14pt" style:font-size-complex="14pt" style:language-complex="ar" style:country-complex="SA"/>
    </style:style>
    <style:style style:name="T16" style:family="text">
      <style:text-properties fo:font-size="14pt" fo:letter-spacing="-0.083cm" fo:language="ru" fo:country="RU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etter-spacing="-0.005cm" fo:language="ru" fo:country="RU" style:font-size-asian="14pt" style:font-size-complex="14pt"/>
    </style:style>
    <style:style style:name="T19" style:family="text">
      <style:text-properties fo:font-size="14pt" fo:letter-spacing="-0.007cm" fo:language="ru" fo:country="RU" style:font-size-asian="14pt" style:font-size-complex="14pt"/>
    </style:style>
    <style:style style:name="T20" style:family="text">
      <style:text-properties fo:font-size="14pt" fo:letter-spacing="-0.004cm" fo:language="ru" fo:country="RU" style:font-size-asian="14pt" style:font-size-complex="14pt"/>
    </style:style>
    <style:style style:name="T21" style:family="text">
      <style:text-properties fo:font-size="14pt" fo:letter-spacing="0.002cm" fo:language="ru" fo:country="RU" style:font-size-asian="14pt" style:font-size-complex="14pt"/>
    </style:style>
    <style:style style:name="T22" style:family="text">
      <style:text-properties fo:font-size="14pt" fo:letter-spacing="-0.002cm" fo:language="ru" fo:country="RU" style:font-size-asian="14pt" style:font-size-complex="14pt"/>
    </style:style>
    <style:style style:name="T23" style:family="text">
      <style:text-properties fo:font-size="14pt" fo:language="ru" fo:country="RU" style:font-size-asian="14pt" style:font-size-complex="14pt" style:font-weight-complex="bold"/>
    </style:style>
    <style:style style:name="T24" style:family="text">
      <style:text-properties fo:font-size="14pt" fo:letter-spacing="0.005cm" fo:language="ru" fo:country="RU" style:font-size-asian="14pt" style:font-size-complex="14pt"/>
    </style:style>
    <style:style style:name="T25" style:family="text">
      <style:text-properties fo:font-size="14pt" fo:letter-spacing="0.007cm" fo:language="ru" fo:country="RU" style:font-size-asian="14pt" style:font-size-complex="14pt"/>
    </style:style>
    <style:style style:name="T26" style:family="text">
      <style:text-properties fo:font-size="14pt" fo:letter-spacing="0.009cm" fo:language="ru" fo:country="RU" style:font-size-asian="14pt" style:font-size-complex="14pt"/>
    </style:style>
    <style:style style:name="T27" style:family="text">
      <style:text-properties fo:language="ru" fo:country="RU"/>
    </style:style>
    <style:style style:name="T28" style:family="text">
      <style:text-properties fo:letter-spacing="0.016cm" fo:language="ru" fo:country="RU"/>
    </style:style>
    <style:style style:name="T29" style:family="text">
      <style:text-properties fo:letter-spacing="0.018cm" fo:language="ru" fo:country="RU"/>
    </style:style>
    <style:style style:name="T30" style:family="text">
      <style:text-properties fo:letter-spacing="0.021cm" fo:language="ru" fo:country="RU"/>
    </style:style>
    <style:style style:name="T31" style:family="text">
      <style:text-properties fo:letter-spacing="0.023cm" fo:language="ru" fo:country="RU"/>
    </style:style>
    <style:style style:name="T32" style:family="text">
      <style:text-properties fo:letter-spacing="0.019cm" fo:language="ru" fo:country="RU"/>
    </style:style>
    <style:style style:name="T33" style:family="text">
      <style:text-properties fo:letter-spacing="-0.005cm" fo:language="ru" fo:country="RU"/>
    </style:style>
    <style:style style:name="T3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5" style:family="text">
      <style:text-properties fo:font-size="14pt" fo:letter-spacing="0.004cm" fo:language="ru" fo:country="RU" style:font-size-asian="14pt" style:font-size-complex="14pt"/>
    </style:style>
    <style:style style:name="T36" style:family="text">
      <style:text-properties fo:font-size="14pt" fo:letter-spacing="0.002cm" style:font-size-asian="14pt" style:font-size-complex="14pt"/>
    </style:style>
    <style:style style:name="T37" style:family="text">
      <style:text-properties fo:font-size="14pt" fo:letter-spacing="-0.002cm" style:font-size-asian="14pt" style:font-size-complex="14pt"/>
    </style:style>
    <style:style style:name="T38" style:family="text">
      <style:text-properties fo:font-size="14pt" fo:letter-spacing="-0.005cm" style:font-size-asian="14pt" style:font-size-complex="14pt"/>
    </style:style>
    <style:style style:name="T39" style:family="text">
      <style:text-properties fo:font-size="14pt" fo:letter-spacing="-0.004cm" style:font-size-asian="14pt" style:font-size-complex="14pt"/>
    </style:style>
    <style:style style:name="T40" style:family="text">
      <style:text-properties fo:font-size="14pt" fo:letter-spacing="0.002cm" fo:font-weight="bold" style:font-size-asian="14pt" style:font-weight-asian="bold" style:font-size-complex="14pt"/>
    </style:style>
    <style:style style:name="T41" style:family="text">
      <style:text-properties fo:letter-spacing="-0.005cm" fo:language="ru" fo:country="RU" fo:background-color="#ffffff" loext:char-shading-value="0"/>
    </style:style>
    <style:style style:name="T42" style:family="text">
      <style:text-properties fo:font-size="14pt" fo:letter-spacing="-0.007cm" style:font-size-asian="14pt"/>
    </style:style>
    <style:style style:name="T43" style:family="text">
      <style:text-properties fo:font-size="14pt" fo:letter-spacing="-0.005cm" style:font-size-asian="14pt"/>
    </style:style>
    <style:style style:name="T44" style:family="text">
      <style:text-properties fo:font-size="14pt" fo:letter-spacing="-0.083cm" style:font-size-asian="14pt"/>
    </style:style>
    <style:style style:name="T45" style:family="text">
      <style:text-properties fo:font-size="14pt" fo:letter-spacing="0.002cm" style:font-size-asian="14pt"/>
    </style:style>
    <style:style style:name="T46" style:family="text">
      <style:text-properties fo:font-size="14pt" fo:letter-spacing="0.014cm" style:font-size-asian="14pt"/>
    </style:style>
    <style:style style:name="T47" style:family="text">
      <style:text-properties fo:font-size="14pt" fo:letter-spacing="0.016cm" style:font-size-asian="14pt"/>
    </style:style>
    <style:style style:name="T48" style:family="text">
      <style:text-properties fo:font-size="14pt" fo:letter-spacing="0.012cm" style:font-size-asian="14pt"/>
    </style:style>
    <style:style style:name="T49" style:family="text">
      <style:text-properties fo:color="#000000" loext:opacity="100%" fo:font-size="14pt" fo:language="ru" fo:country="RU" style:font-size-asian="14pt" style:font-size-complex="14pt"/>
    </style:style>
    <style:style style:name="T50" style:family="text">
      <style:text-properties fo:color="#000000" loext:opacity="100%" fo:font-size="14pt" style:font-size-asian="14pt" style:font-size-complex="14pt"/>
    </style:style>
    <style:style style:name="T51" style:family="text">
      <style:text-properties fo:color="#000000" loext:opacity="100%" style:font-name="Arial" fo:language="ru" fo:country="RU" style:font-name-complex="Arial1" style:font-weight-complex="bold"/>
    </style:style>
    <style:style style:name="T52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53" style:family="text">
      <style:text-properties fo:font-size="14pt" fo:letter-spacing="-0.002cm" style:font-size-asian="14pt"/>
    </style:style>
    <style:style style:name="T54" style:family="text">
      <style:text-properties fo:font-size="14pt" fo:letter-spacing="-0.011cm" style:font-size-asian="14pt"/>
    </style:style>
    <style:style style:name="T55" style:family="text">
      <style:text-properties fo:font-size="14pt" fo:letter-spacing="-0.083cm" fo:language="ru" fo:country="RU" style:font-size-asian="14pt"/>
    </style:style>
    <style:style style:name="T56" style:family="text">
      <style:text-properties fo:font-size="14pt" fo:language="ru" fo:country="RU" style:font-size-asian="14pt"/>
    </style:style>
    <style:style style:name="T57" style:family="text">
      <style:text-properties fo:font-size="14pt" fo:letter-spacing="0.048cm" fo:language="ru" fo:country="RU" style:font-size-asian="14pt"/>
    </style:style>
    <style:style style:name="T58" style:family="text">
      <style:text-properties fo:font-size="14pt" fo:letter-spacing="0.049cm" fo:language="ru" fo:country="RU" style:font-size-asian="14pt"/>
    </style:style>
    <style:style style:name="T59" style:family="text">
      <style:text-properties fo:font-size="14pt" fo:letter-spacing="0.046cm" fo:language="ru" fo:country="RU" style:font-size-asian="14pt"/>
    </style:style>
    <style:style style:name="T60" style:family="text">
      <style:text-properties fo:font-size="14pt" fo:letter-spacing="-0.004cm" fo:language="ru" fo:country="RU" style:font-size-asian="14pt"/>
    </style:style>
    <style:style style:name="T61" style:family="text">
      <style:text-properties fo:color="#000000" loext:opacity="100%" style:font-name="Arial" fo:language="ru" fo:country="RU" style:font-name-complex="Arial1"/>
    </style:style>
    <style:style style:name="T62" style:family="text">
      <style:text-properties fo:font-size="14pt" fo:letter-spacing="0.053cm" fo:language="ru" fo:country="RU" style:font-size-asian="14pt"/>
    </style:style>
    <style:style style:name="T63" style:family="text">
      <style:text-properties fo:font-size="14pt" fo:letter-spacing="0.055cm" fo:language="ru" fo:country="RU" style:font-size-asian="14pt"/>
    </style:style>
    <style:style style:name="T64" style:family="text">
      <style:text-properties fo:font-size="14pt" fo:letter-spacing="0.051cm" fo:language="ru" fo:country="RU" style:font-size-asian="14pt"/>
    </style:style>
    <style:style style:name="T65" style:family="text">
      <style:text-properties fo:font-size="14pt" fo:letter-spacing="0.06cm" fo:language="ru" fo:country="RU" style:font-size-asian="14pt"/>
    </style:style>
    <style:style style:name="T66" style:family="text">
      <style:text-properties fo:font-size="14pt" fo:letter-spacing="-0.002cm" fo:language="ru" fo:country="RU" style:font-size-asian="14pt"/>
    </style:style>
    <style:style style:name="T67" style:family="text">
      <style:text-properties fo:font-size="14pt" fo:letter-spacing="0.002cm" fo:language="ru" fo:country="RU" style:font-size-asian="14pt"/>
    </style:style>
    <style:style style:name="T68" style:family="text">
      <style:text-properties fo:font-size="14pt" fo:letter-spacing="-0.005cm" fo:language="ru" fo:country="RU" style:font-size-asian="14pt"/>
    </style:style>
    <style:style style:name="T69" style:family="text">
      <style:text-properties fo:font-size="14pt" fo:letter-spacing="-0.007cm" fo:language="ru" fo:country="RU" style:font-size-asian="14pt"/>
    </style:style>
    <style:style style:name="T70" style:family="text">
      <style:text-properties style:use-window-font-color="true" loext:opacity="0%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center" style:horizontal-rel="page-content" draw:opacity="0%" fo:padding="0cm" fo:border="non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МИНИСТЕРСТВО ОБРАЗОВАНИЯ И НАУКИ</text:span></text:p>
      <text:p text:style-name="P2" loext:marker-style-name="T1"><text:span text:style-name="T1"><text:s/>РОССИЙСКОЙ ФЕДЕРАЦИИ</text:span></text:p>
      <text:p text:style-name="P2" loext:marker-style-name="T2"><text:span text:style-name="T2">Белгородский государственный технологический университет</text:span></text:p>
      <text:p text:style-name="P2" loext:marker-style-name="T2"><text:span text:style-name="T2">им. В.Г. Шухова</text:span></text:p>
      <text:p text:style-name="P3" loext:marker-style-name="T2"/>
      <text:p text:style-name="P2" loext:marker-style-name="T2"><text:span text:style-name="T2"><text:s/>Кафедра архитектурных конструкций</text:span></text:p>
      <text:p text:style-name="P2"/>
      <text:p text:style-name="P2"/>
      <text:p text:style-name="P2"/>
      <text:p text:style-name="P2"/>
      <text:p text:style-name="P2" loext:marker-style-name="T3"><text:span text:style-name="T3"><text:s/></text:span></text:p>
      <text:p text:style-name="P4" loext:marker-style-name="T3"/>
      <text:p text:style-name="P4" loext:marker-style-name="T3"/>
      <text:p text:style-name="P2" loext:marker-style-name="T3"><text:span text:style-name="T3">ПОЯСНИТЕЛЬНАЯ ЗАПИСКА </text:span></text:p>
      <text:p text:style-name="P2" loext:marker-style-name="T2"><text:span text:style-name="T2">к курсовой работе по дисциплине</text:span></text:p>
      <text:p text:style-name="P2" loext:marker-style-name="T2"><text:span text:style-name="T2"><text:s/>«Основы архитектуры и строительных конструкций»</text:span></text:p>
      <text:p text:style-name="P2" loext:marker-style-name="T2"><text:span text:style-name="T2"><text:s/>на тему:</text:span></text:p>
      <text:p text:style-name="P2" loext:marker-style-name="T2"><text:span text:style-name="T2"><text:s/>“Двухэтажный 8-ми квартирный жилой дом со стенами из</text:span></text:p>
      <text:p text:style-name="P2" loext:marker-style-name="T2"><text:span text:style-name="T2"><text:s/>керамического пустотелого кирпича в г. Волгограде” </text:span></text:p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 loext:marker-style-name="T2"/>
      <text:p text:style-name="P5" loext:marker-style-name="T2"><text:span text:style-name="T2">Выполнил: ст. гр. ТВ-231</text:span></text:p>
      <text:p text:style-name="P5" loext:marker-style-name="T2"><text:span text:style-name="T2"><text:s/>Долуденко В.Ю. </text:span></text:p>
      <text:p text:style-name="P5" loext:marker-style-name="T2"><text:span text:style-name="T2">Проверил: к.т.н., проф. </text:span></text:p>
      <text:p text:style-name="P5" loext:marker-style-name="T2"><text:soft-page-break/><text:span text:style-name="T2">Дёгтев И.А.</text:span></text:p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8" loext:marker-style-name="T2"/>
      <text:p text:style-name="P9" loext:marker-style-name="T2"><text:span text:style-name="T2">Белгород 2024</text:span></text:p>
      <text:p text:style-name="P8" loext:marker-style-name="T2"/>
      <text:p text:style-name="P9" loext:marker-style-name="T4"><text:span text:style-name="T4">Содержание</text:span></text:p>
      <text:p text:style-name="P10" loext:marker-style-name="T4"/>
      <text:p text:style-name="P11" loext:marker-style-name="T1"><text:span text:style-name="T1">Введение..................................................................................................3</text:span></text:p>
      <text:p text:style-name="P11" loext:marker-style-name="T1"><text:span text:style-name="T1">1.</text:span><text:span text:style-name="T5"> Характеристика района строительства..............................................4</text:span></text:p>
      <text:p text:style-name="P11" loext:marker-style-name="T1"><text:span text:style-name="T1">2. Объемно-планировочное решение.....................................................6</text:span></text:p>
      <text:p text:style-name="P11" loext:marker-style-name="T1"><text:span text:style-name="T1">3. Конструктивное решение....................................................................7</text:span></text:p>
      <text:p text:style-name="P11" loext:marker-style-name="T1"><text:span text:style-name="T1">4.Инженерное оборудование..................................................................9</text:span></text:p>
      <text:p text:style-name="P11" loext:marker-style-name="T1"><text:span text:style-name="T1">Библиографический список.....................................................................10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ext:soft-page-break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G1" table:number-rows-spanned="3" table:number-columns-spanned="4" office:value-type="string">
            <text:p text:style-name="P13">КУРСОВАЯ РАБОТА</text:p>
            <text:p text:style-name="P13"><text:s/>ПО ОАиСК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covered-table-cell table:style-name="Table1.G2"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Изм.</text:p>
          </table:table-cell>
          <table:table-cell table:style-name="Table1.A2" office:value-type="string">
            <text:p text:style-name="P12">Кол. уч.</text:p>
          </table:table-cell>
          <table:table-cell table:style-name="Table1.A2" office:value-type="string">
            <text:p text:style-name="P14">Лист</text:p>
          </table:table-cell>
          <table:table-cell table:style-name="Table1.A2" office:value-type="string">
            <text:p text:style-name="P14">№ док.</text:p>
          </table:table-cell>
          <table:table-cell table:style-name="Table1.A2" office:value-type="string">
            <text:p text:style-name="P12">Подп.</text:p>
          </table:table-cell>
          <table:table-cell table:style-name="Table1.A2" office:value-type="string">
            <text:p text:style-name="P12">Дата</text:p>
          </table:table-cell>
          <table:covered-table-cell table:style-name="Table1.G2"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table:number-rows-spanned="5" office:value-type="string">
            <text:p text:style-name="P15"><text:span text:style-name="T6"/></text:p>
            <text:p text:style-name="P16">Двухэтажный 8-ми квартирный</text:p>
            <text:p text:style-name="P15"><text:span text:style-name="T6"><text:s/>жилой дом в г.</text:span><text:span text:style-name="T7">Волгограде</text:span></text:p>
          </table:table-cell>
          <table:table-cell table:style-name="Table1.A2" office:value-type="string">
            <text:p text:style-name="P16">Стадия</text:p>
          </table:table-cell>
          <table:table-cell table:style-name="Table1.A1" office:value-type="string">
            <text:p text:style-name="P16">Лист</text:p>
          </table:table-cell>
          <table:table-cell table:style-name="Table1.G1" office:value-type="string">
            <text:p text:style-name="P16">Листов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covered-table-cell table:style-name="Table1.A2"/>
          <table:table-cell table:style-name="Table1.A2" office:value-type="string">
            <text:p text:style-name="P16">У</text:p>
          </table:table-cell>
          <table:table-cell table:style-name="Table1.A2" office:value-type="string">
            <text:p text:style-name="P16">3</text:p>
          </table:table-cell>
          <table:table-cell table:style-name="Table1.G2" office:value-type="string">
            <text:p text:style-name="P16">25</text:p>
          </table:table-cell>
        </table:table-row>
        <table:table-row table:style-name="Table1.1">
          <table:table-cell table:style-name="Table1.A2" table:number-columns-spanned="2" office:value-type="string">
            <text:p text:style-name="P12">Руководит.</text:p>
          </table:table-cell>
          <table:covered-table-cell/>
          <table:table-cell table:style-name="Table1.A2" table:number-columns-spanned="2" office:value-type="string">
            <text:p text:style-name="P17">Дёгтев И. А.</text:p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covered-table-cell table:style-name="Table1.A2"/>
          <table:table-cell table:style-name="Table1.G2" table:number-rows-spanned="3" table:number-columns-spanned="3" office:value-type="string">
            <text:p text:style-name="P16">БГТУ, кафедра АК,</text:p>
            <text:p text:style-name="P16"><text:s/>группа ТВ-231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>Разработ.</text:p>
          </table:table-cell>
          <table:covered-table-cell/>
          <table:table-cell table:style-name="Table1.A2" table:number-columns-spanned="2" office:value-type="string">
            <text:p text:style-name="P17">Долуденко В.Ю.</text:p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covered-table-cell table:style-name="Table1.A2"/>
          <table:covered-table-cell table:style-name="Table1.G2"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table:number-columns-spanned="2" office:value-type="string">
            <text:p text:style-name="P12"/>
          </table:table-cell>
          <table:covered-table-cell/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covered-table-cell table:style-name="Table1.A2"/>
          <table:covered-table-cell table:style-name="Table1.G2"/>
          <table:covered-table-cell/>
          <table:covered-table-cell/>
        </table:table-row>
      </table:table>
      <text:p text:style-name="P18"/>
      <text:p text:style-name="P1" loext:marker-style-name="T8"><text:span text:style-name="T9">Введение</text:span></text:p>
      <text:p text:style-name="P19" loext:marker-style-name="T10"><text:span text:style-name="T10">Строительство малоэтажных зданий широко распространено не только в</text:span></text:p>
      <text:p text:style-name="P19" loext:marker-style-name="T10"><text:span text:style-name="T10">сельской местности. В последнее время оно все больше расширяется в малых и</text:span></text:p>
      <text:p text:style-name="P19" loext:marker-style-name="T10"><text:span text:style-name="T10">средних городах на специально отведенных земельных участках. Имеет место и</text:span></text:p>
      <text:p text:style-name="P19" loext:marker-style-name="T10"><text:span text:style-name="T10">строительство коттеджей. В зарубежной практике особенно интенсивно</text:span></text:p>
      <text:p text:style-name="P19" loext:marker-style-name="T10"><text:span text:style-name="T10">строительство малоэтажных зданий ведется в странах Западной Европы и Японии. В</text:span></text:p>
      <text:p text:style-name="P19" loext:marker-style-name="T10"><text:span text:style-name="T10">малоэтажном строительстве характерно стремление к повышению экономической</text:span></text:p>
      <text:p text:style-name="P19" loext:marker-style-name="T10"><text:span text:style-name="T10">эффективности, с целью приближения его к многоэтажному строительству.</text:span></text:p>
      <text:p text:style-name="P19" loext:marker-style-name="T10"><text:span text:style-name="T10">Внимание к малоэтажному строительству возрастает, несмотря на то, что эта</text:span></text:p>
      <text:p text:style-name="P19" loext:marker-style-name="T10"><text:span text:style-name="T10">застройка характеризуется небольшой плотностью жилого фонда и в соответствии с</text:span></text:p>
      <text:p text:style-name="P19" loext:marker-style-name="T10"><text:span text:style-name="T10">этим относительно высокой стоимостью благоустройства на единицу полезной</text:span></text:p>
      <text:p text:style-name="P19" loext:marker-style-name="T10"><text:span text:style-name="T10">площади. Однако у малоэтажного строительства есть существенные преимущества.</text:span></text:p>
      <text:p text:style-name="P19" loext:marker-style-name="T10"><text:span text:style-name="T10">Прежде всего, это непосредственная связь с природным окружением, возможность</text:span></text:p>
      <text:p text:style-name="P19" loext:marker-style-name="T10"><text:span text:style-name="T10">организации досуга на свежем воздухе, возможность иметь в жилище здоровый</text:span></text:p>
      <text:p text:style-name="P19" loext:marker-style-name="T10"><text:span text:style-name="T10">микроклимат. Создаются более благоприятные условия для социальных контактов</text:span></text:p>
      <text:p text:style-name="P19" loext:marker-style-name="T10"><text:span text:style-name="T10">при хорошей изоляции жилища. И, наконец, возможность организации</text:span></text:p>
      <text:p text:style-name="P19" loext:marker-style-name="T10"><text:span text:style-name="T10">приквартирных участков, что является характерной особенностью всякой</text:span></text:p>
      <text:p text:style-name="P19" loext:marker-style-name="T10"><text:span text:style-name="T10">малоэтажной застройки (это является особенно важным в сельской местности для</text:span></text:p>
      <text:p text:style-name="P19" loext:marker-style-name="T10"><text:soft-page-break/><text:span text:style-name="T10">ведения подсобного хозяйства). Здесь достоинства индивидуального дома</text:span></text:p>
      <text:p text:style-name="P19" loext:marker-style-name="T10"><text:span text:style-name="T10">приближены к комфорту городского многоэтажного дома, а наличие небольшого</text:span></text:p>
      <text:p text:style-name="P19" loext:marker-style-name="T10"><text:span text:style-name="T10">озелененного участка рядом с жилищем улучшает условия проживания.</text:span></text:p>
      <text:p text:style-name="P19" loext:marker-style-name="T10"><text:span text:style-name="T10">Вместе с тем, для малоэтажного строительства характерны более простые</text:span></text:p>
      <text:p text:style-name="P19" loext:marker-style-name="T10"><text:span text:style-name="T10">методы возведения зданий (применение облегченных конструкций, более дешевых</text:span></text:p>
      <text:p text:style-name="P19" loext:marker-style-name="T10"><text:span text:style-name="T10">материалов, упрощенные системы инженерного оборудования). Таким образом, тема:</text:span></text:p>
      <text:p text:style-name="P19" loext:marker-style-name="T10"><text:span text:style-name="T10">«Двухэтажный жилой дом в городе Волгоград» является актуальной и получает</text:span></text:p>
      <text:p text:style-name="P19" loext:marker-style-name="T10"><text:span text:style-name="T11">распространение в нашей стране.</text:span></text:p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column table:style-name="Table2.B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6"/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table:number-rows-spanned="4" office:value-type="string">
            <text:p text:style-name="P20"/>
            <text:p text:style-name="P20">Введение</text:p>
          </table:table-cell>
          <table:table-cell table:style-name="Table2.H1" table:number-rows-spanned="2" office:value-type="string">
            <text:p text:style-name="P16">Лист</text:p>
          </table:table-cell>
        </table:table-row>
        <table:table-row table:style-name="Table2.2">
          <table:table-cell table:style-name="Table2.A2" table:number-rows-spanned="2" office:value-type="string">
            <text:p text:style-name="P16"/>
          </table:table-cell>
          <table:table-cell table:style-name="Table2.A2" table:number-rows-spanned="2" office:value-type="string">
            <text:p text:style-name="P16"/>
          </table:table-cell>
          <table:table-cell table:style-name="Table2.A2" table:number-rows-spanned="2" office:value-type="string">
            <text:p text:style-name="P16"/>
          </table:table-cell>
          <table:table-cell table:style-name="Table2.A2" table:number-rows-spanned="2" office:value-type="string">
            <text:p text:style-name="P16"/>
          </table:table-cell>
          <table:table-cell table:style-name="Table2.A2" table:number-rows-spanned="2" office:value-type="string">
            <text:p text:style-name="P16"/>
          </table:table-cell>
          <table:table-cell table:style-name="Table2.A2" table:number-rows-spanned="2" office:value-type="string">
            <text:p text:style-name="P16"/>
          </table:table-cell>
          <table:covered-table-cell table:style-name="Table2.A2"/>
          <table:covered-table-cell table:style-name="Table2.H1"/>
        </table:table-row>
        <table:table-row table:style-name="Table2.3"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covered-table-cell table:style-name="Table2.A2"/>
          <table:table-cell table:style-name="Table2.H3" table:number-rows-spanned="2" office:value-type="string">
            <text:p text:style-name="P21">4</text:p>
          </table:table-cell>
        </table:table-row>
        <table:table-row table:style-name="Table2.1">
          <table:table-cell table:style-name="Table2.A2" office:value-type="string">
            <text:p text:style-name="P22">Изм.</text:p>
          </table:table-cell>
          <table:table-cell table:style-name="Table2.A2" office:value-type="string">
            <text:p text:style-name="P16">Кол. уч.</text:p>
          </table:table-cell>
          <table:table-cell table:style-name="Table2.A2" office:value-type="string">
            <text:p text:style-name="P16">Лист</text:p>
          </table:table-cell>
          <table:table-cell table:style-name="Table2.A2" office:value-type="string">
            <text:p text:style-name="P16">№ дрк</text:p>
          </table:table-cell>
          <table:table-cell table:style-name="Table2.A2" office:value-type="string">
            <text:p text:style-name="P16">Подп.</text:p>
          </table:table-cell>
          <table:table-cell table:style-name="Table2.A2" office:value-type="string">
            <text:p text:style-name="P16">Дата</text:p>
          </table:table-cell>
          <table:covered-table-cell table:style-name="Table2.A2"/>
          <table:covered-table-cell table:style-name="Table2.H3"/>
        </table:table-row>
      </table:table>
      <text:p text:style-name="P19" loext:marker-style-name="T10"><text:span text:style-name="T10"/></text:p>
      <text:p text:style-name="P1" loext:marker-style-name="T3"><text:span text:style-name="T3">1. Характеристика района строительства</text:span></text:p>
      <text:p text:style-name="P4" loext:marker-style-name="T3"/>
      <text:p text:style-name="P2" loext:marker-style-name="T3"><text:span text:style-name="T3">1.1 Исходные данные:</text:span><text:span text:style-name="T1"> Район строительства здания - город Волгоград</text:span></text:p>
      <text:p text:style-name="P11" loext:marker-style-name="T12"><text:span text:style-name="T1">Географическая широта </text:span><text:span text:style-name="T3">- </text:span><text:span text:style-name="Strong_20_Emphasis"><text:span text:style-name="T13">48° 45' северной широты</text:span></text:span><text:span text:style-name="T12">.</text:span></text:p>
      <text:p text:style-name="P23" loext:marker-style-name="T3"/>
      <text:p text:style-name="P11" loext:marker-style-name="T1"><text:span text:style-name="T3">1.2 Температура воздуха:</text:span><text:span text:style-name="T1"> Средняя по месяцам и за год приведена в таблице 1.1.</text:span></text:p>
      <text:p text:style-name="P24" loext:marker-style-name="T1"/>
      <text:p text:style-name="P11" loext:marker-style-name="T1"><text:span text:style-name="T1">Таблица 1.1. — Температура воздуха</text:span></text:p>
      <text:p text:style-name="P25" loext:marker-style-name="T14"><draw:frame draw:style-name="fr1" draw:name="Frame1" text:anchor-type="paragraph" svg:y="0.504cm" svg:width="17.027cm" draw:z-index="1" loext:may-break-between-pages="true"><draw:text-box fo:min-height="0.041cm"><table:table table:name="Table3" table:style-name="Table3"><table:table-column table:style-name="Table3.A"/><table:table-column table:style-name="Table3.B"/><table:table-column table:style-name="Table3.C" table:number-columns-repeated="2"/><table:table-column table:style-name="Table3.E"/><table:table-column table:style-name="Table3.F"/><table:table-column table:style-name="Table3.E"/><table:table-column table:style-name="Table3.H"/><table:table-column table:style-name="Table3.I"/><table:table-column table:style-name="Table3.J"/><table:table-column table:style-name="Table3.K"/><table:table-column table:style-name="Table3.L"/><table:table-column table:style-name="Table3.M"/><table:table-column table:style-name="Table3.N"/><table:table-row table:style-name="Table3.1"><table:table-cell table:style-name="Table3.A1" office:value-type="string"><text:p text:style-name="P26" loext:marker-style-name="T1"><text:span text:style-name="T15">Город</text:span></text:p></table:table-cell><table:table-cell table:style-name="Table3.A1" office:value-type="string"><text:p text:style-name="P26" loext:marker-style-name="T1"><text:span text:style-name="T15">I</text:span></text:p></table:table-cell><table:table-cell table:style-name="Table3.A1" office:value-type="string"><text:p text:style-name="P26" loext:marker-style-name="T1"><text:span text:style-name="T15">II</text:span></text:p></table:table-cell><table:table-cell table:style-name="Table3.A1" office:value-type="string"><text:p text:style-name="P26" loext:marker-style-name="T1"><text:span text:style-name="T15">III</text:span></text:p></table:table-cell><table:table-cell table:style-name="Table3.A1" office:value-type="string"><text:p text:style-name="P26" loext:marker-style-name="T1"><text:span text:style-name="T15">IV</text:span></text:p></table:table-cell><table:table-cell table:style-name="Table3.A1" office:value-type="string"><text:p text:style-name="P26" loext:marker-style-name="T1"><text:span text:style-name="T15">V</text:span></text:p></table:table-cell><table:table-cell table:style-name="Table3.A1" office:value-type="string"><text:p text:style-name="P26" loext:marker-style-name="T1"><text:span text:style-name="T15">VI</text:span></text:p></table:table-cell><table:table-cell table:style-name="Table3.A1" office:value-type="string"><text:p text:style-name="P26" loext:marker-style-name="T1"><text:span text:style-name="T15">VII</text:span></text:p></table:table-cell><table:table-cell table:style-name="Table3.A1" office:value-type="string"><text:p text:style-name="P26" loext:marker-style-name="T1"><text:span text:style-name="T15">VIII</text:span></text:p></table:table-cell><table:table-cell table:style-name="Table3.A1" office:value-type="string"><text:p text:style-name="P26" loext:marker-style-name="T1"><text:span text:style-name="T15">IX</text:span></text:p></table:table-cell><table:table-cell table:style-name="Table3.A1" office:value-type="string"><text:p text:style-name="P26" loext:marker-style-name="T1"><text:span text:style-name="T15">X</text:span></text:p></table:table-cell><table:table-cell table:style-name="Table3.A1" office:value-type="string"><text:p text:style-name="P26" loext:marker-style-name="T1"><text:span text:style-name="T15">XI</text:span></text:p></table:table-cell><table:table-cell table:style-name="Table3.A1" office:value-type="string"><text:p text:style-name="P26" loext:marker-style-name="T1"><text:span text:style-name="T15">XII</text:span></text:p></table:table-cell><table:table-cell table:style-name="Table3.A1" office:value-type="string"><text:p text:style-name="P26" loext:marker-style-name="T1"><text:span text:style-name="T15">Год</text:span></text:p></table:table-cell></table:table-row><table:table-row table:style-name="Table3.2"><table:table-cell table:style-name="Table3.A1" office:value-type="string"><text:p text:style-name="P26" loext:marker-style-name="T1"><text:span text:style-name="T15">Волгоград</text:span></text:p></table:table-cell><table:table-cell table:style-name="Table3.A1" office:value-type="string"><text:p text:style-name="P26" loext:marker-style-name="T1"><text:span text:style-name="T15">-4,4</text:span></text:p></table:table-cell><table:table-cell table:style-name="Table3.A1" office:value-type="string"><text:p text:style-name="P26" loext:marker-style-name="T1"><text:span text:style-name="T15">-2,7</text:span></text:p></table:table-cell><table:table-cell table:style-name="Table3.A1" office:value-type="string"><text:p text:style-name="P26" loext:marker-style-name="T1"><text:span text:style-name="T15">2,3</text:span></text:p></table:table-cell><table:table-cell table:style-name="Table3.A1" office:value-type="string"><text:p text:style-name="P26" loext:marker-style-name="T1"><text:span text:style-name="T15">17,4</text:span></text:p></table:table-cell><table:table-cell table:style-name="Table3.A1" office:value-type="string"><text:p text:style-name="P26" loext:marker-style-name="T1"><text:span text:style-name="T15">16,1</text:span></text:p></table:table-cell><table:table-cell table:style-name="Table3.A1" office:value-type="string"><text:p text:style-name="P26" loext:marker-style-name="T1"><text:span text:style-name="T15">23,9</text:span></text:p></table:table-cell><table:table-cell table:style-name="Table3.A1" office:value-type="string"><text:p text:style-name="P26" loext:marker-style-name="T1"><text:span text:style-name="T15">27,7</text:span></text:p></table:table-cell><table:table-cell table:style-name="Table3.A1" office:value-type="string"><text:p text:style-name="P26" loext:marker-style-name="T1"><text:span text:style-name="T15">25,6</text:span></text:p></table:table-cell><table:table-cell table:style-name="Table3.A1" office:value-type="string"><text:p text:style-name="P26" loext:marker-style-name="T1"><text:span text:style-name="T15">20,7</text:span></text:p></table:table-cell><table:table-cell table:style-name="Table3.A1" office:value-type="string"><text:p text:style-name="P26" loext:marker-style-name="T1"><text:span text:style-name="T15">11,7</text:span></text:p></table:table-cell><table:table-cell table:style-name="Table3.A1" office:value-type="string"><text:p text:style-name="P26" loext:marker-style-name="T1"><text:span text:style-name="T15">4</text:span></text:p></table:table-cell><table:table-cell table:style-name="Table3.A1" office:value-type="string"><text:p text:style-name="P26" loext:marker-style-name="T1"><text:span text:style-name="T15">-3</text:span></text:p></table:table-cell><table:table-cell table:style-name="Table3.A1" office:value-type="string"><text:p text:style-name="P26" loext:marker-style-name="T1"><text:span text:style-name="T15">11,6</text:span></text:p></table:table-cell></table:table-row></table:table></draw:text-box></draw:frame><text:soft-page-break/></text:p>
      <text:p text:style-name="P27" loext:marker-style-name="T16"><text:span text:style-name="T17">Наиболее холодных суток, обеспеченностью 0,92: (-26°С)</text:span></text:p>
      <text:p text:style-name="P27" loext:marker-style-name="T16"><text:span text:style-name="T17">Наиболее</text:span><text:span text:style-name="T18"> </text:span><text:span text:style-name="T17">холодных</text:span><text:span text:style-name="T19"> </text:span><text:span text:style-name="T17">суток,</text:span><text:span text:style-name="T18"> </text:span><text:span text:style-name="T17">обеспеченностью</text:span><text:span text:style-name="T20"> </text:span><text:span text:style-name="T17">0,98:</text:span><text:span text:style-name="T21"> (</text:span><text:span text:style-name="T17">-28°С)</text:span></text:p>
      <text:p text:style-name="P27" loext:marker-style-name="T16"><text:span text:style-name="T17">Наиболее холодной пятидневки, обеспеченностью 0,92: (-22°С)</text:span></text:p>
      <text:p text:style-name="P27" loext:marker-style-name="T17"><text:span text:style-name="T17">Наиболее холодной пятидневки, обеспеченностью 0,98: (-24°С)</text:span></text:p>
      <text:p text:style-name="P27" loext:marker-style-name="T17"><text:span text:style-name="T17">Абсолютная</text:span><text:span text:style-name="T20"> </text:span><text:span text:style-name="T17">минимальная</text:span><text:span text:style-name="T22"> </text:span><text:span text:style-name="T17">температура</text:span><text:span text:style-name="T22"> </text:span><text:span text:style-name="T17">воздуха,</text:span><text:span text:style-name="T22"> </text:span><text:span text:style-name="T17">°С -35</text:span></text:p>
      <text:p text:style-name="P27" loext:marker-style-name="T17"><text:span text:style-name="T17">Продолжительность периода со среднесуточной температурой</text:span><text:span text:style-name="T21"> </text:span><text:span text:style-name="T17">&lt; 8°С:</text:span></text:p>
      <text:p text:style-name="P27" loext:marker-style-name="T17"><text:span text:style-name="T17"><text:s/></text:span><text:span text:style-name="T21">176 дней</text:span></text:p>
      <text:p text:style-name="P27" loext:marker-style-name="T17"><text:span text:style-name="T17">Средняя температура периода со среднесуточной температурой</text:span><text:span text:style-name="T21"> </text:span><text:span text:style-name="T17">&lt; 8°С:</text:span></text:p>
      <text:p text:style-name="P27" loext:marker-style-name="T21"><text:span text:style-name="T17"><text:s/>(-</text:span><text:span text:style-name="T21">2,3</text:span><text:span text:style-name="T17">°С)</text:span></text:p>
      <text:p text:style-name="P27" loext:marker-style-name="T23"><text:span text:style-name="T17">Средняя</text:span><text:span text:style-name="T24"> </text:span><text:span text:style-name="T17">суточная</text:span><text:span text:style-name="T25"> </text:span><text:span text:style-name="T17">амплитуда</text:span><text:span text:style-name="T25"> </text:span><text:span text:style-name="T17">температуры</text:span><text:span text:style-name="T26"> </text:span><text:span text:style-name="T17">воздуха</text:span><text:span text:style-name="T25"> </text:span><text:span text:style-name="T17">наиболее</text:span><text:span text:style-name="T25"> </text:span><text:span text:style-name="T17">холодного</text:span><text:span text:style-name="T26"> </text:span><text:span text:style-name="T17">меся</text:span><text:span text:style-name="T16"> </text:span><text:span text:style-name="T17">ца,</text:span><text:span text:style-name="T22"> </text:span><text:span text:style-name="T17">°С: (-6,2)</text:span></text:p>
      <text:p text:style-name="P27" loext:marker-style-name="T17"><text:span text:style-name="T27">Средняя</text:span><text:span text:style-name="T28"> </text:span><text:span text:style-name="T27">суточная</text:span><text:span text:style-name="T28"> </text:span><text:span text:style-name="T27">амплитуда</text:span><text:span text:style-name="T29"> </text:span><text:span text:style-name="T27">температуры</text:span><text:span text:style-name="T30"> </text:span><text:span text:style-name="T27">воздуха</text:span><text:span text:style-name="T30"> </text:span><text:span text:style-name="T27">наиболее</text:span><text:span text:style-name="T31"> </text:span><text:span text:style-name="T27">теплого</text:span><text:span text:style-name="T32"> </text:span><text:span text:style-name="T27">месяца,°С</text:span><text:span text:style-name="T33">: 11,2</text:span>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B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6"/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16"/>
          </table:table-cell>
          <table:table-cell table:style-name="Table4.A1" table:number-rows-spanned="4" office:value-type="string">
            <text:p text:style-name="P20">Характеристика района</text:p>
            <text:p text:style-name="P20"><text:s/>строительства</text:p>
          </table:table-cell>
          <table:table-cell table:style-name="Table4.H1" table:number-rows-spanned="2" office:value-type="string">
            <text:p text:style-name="P16">Лист</text:p>
          </table:table-cell>
        </table:table-row>
        <table:table-row table:style-name="Table4.2">
          <table:table-cell table:style-name="Table4.A2" table:number-rows-spanned="2" office:value-type="string">
            <text:p text:style-name="P16"/>
          </table:table-cell>
          <table:table-cell table:style-name="Table4.A2" table:number-rows-spanned="2" office:value-type="string">
            <text:p text:style-name="P16"/>
          </table:table-cell>
          <table:table-cell table:style-name="Table4.A2" table:number-rows-spanned="2" office:value-type="string">
            <text:p text:style-name="P16"/>
          </table:table-cell>
          <table:table-cell table:style-name="Table4.A2" table:number-rows-spanned="2" office:value-type="string">
            <text:p text:style-name="P16"/>
          </table:table-cell>
          <table:table-cell table:style-name="Table4.A2" table:number-rows-spanned="2" office:value-type="string">
            <text:p text:style-name="P16"/>
          </table:table-cell>
          <table:table-cell table:style-name="Table4.A2" table:number-rows-spanned="2" office:value-type="string">
            <text:p text:style-name="P16"/>
          </table:table-cell>
          <table:covered-table-cell table:style-name="Table4.A2"/>
          <table:covered-table-cell table:style-name="Table4.H1"/>
        </table:table-row>
        <table:table-row table:style-name="Table4.3"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covered-table-cell table:style-name="Table4.A2"/>
          <table:table-cell table:style-name="Table4.H3" table:number-rows-spanned="2" office:value-type="string">
            <text:p text:style-name="P28">5</text:p>
          </table:table-cell>
        </table:table-row>
        <table:table-row table:style-name="Table4.1">
          <table:table-cell table:style-name="Table4.A2" office:value-type="string">
            <text:p text:style-name="P22">Изм.</text:p>
          </table:table-cell>
          <table:table-cell table:style-name="Table4.A2" office:value-type="string">
            <text:p text:style-name="P16">Кол. уч.</text:p>
          </table:table-cell>
          <table:table-cell table:style-name="Table4.A2" office:value-type="string">
            <text:p text:style-name="P16">Лист</text:p>
          </table:table-cell>
          <table:table-cell table:style-name="Table4.A2" office:value-type="string">
            <text:p text:style-name="P16">№ дрк</text:p>
          </table:table-cell>
          <table:table-cell table:style-name="Table4.A2" office:value-type="string">
            <text:p text:style-name="P16">Подп.</text:p>
          </table:table-cell>
          <table:table-cell table:style-name="Table4.A2" office:value-type="string">
            <text:p text:style-name="P16">Дата</text:p>
          </table:table-cell>
          <table:covered-table-cell table:style-name="Table4.A2"/>
          <table:covered-table-cell table:style-name="Table4.H3"/>
        </table:table-row>
      </table:table>
      <text:p text:style-name="P11" loext:marker-style-name="T17"><text:span text:style-name="T33"/></text:p>
      <text:p text:style-name="P27" loext:marker-style-name="T17"><text:span text:style-name="T33"/></text:p>
      <text:p text:style-name="P18"/>
      <text:p text:style-name="P27" loext:marker-style-name="T8"><text:span text:style-name="T34">1.3 Влажность и осадки</text:span></text:p>
      <text:p text:style-name="P27" loext:marker-style-name="T17"><text:soft-page-break/><text:span text:style-name="T17">Средняя месячная относительная влажность воздуха:</text:span><text:span text:style-name="T16"> </text:span><text:span text:style-name="T17">наиболее</text:span><text:span text:style-name="T22"> </text:span><text:span text:style-name="T17">холодного</text:span><text:span text:style-name="T21"> </text:span><text:span text:style-name="T17">месяца,</text:span><text:span text:style-name="T35"> </text:span><text:span text:style-name="T17">%</text:span><text:span text:style-name="T35"> </text:span><text:span text:style-name="T17">- 85</text:span></text:p>
      <text:p text:style-name="P29" loext:marker-style-name="T16"><text:span text:style-name="T17">наиболее</text:span><text:span text:style-name="T18"> </text:span><text:span text:style-name="T17">теплого</text:span><text:span text:style-name="T20"> </text:span><text:span text:style-name="T17">месяца,</text:span><text:span text:style-name="T20"> </text:span><text:span text:style-name="T17">%<text:tab/></text:span><text:span text:style-name="T19">-</text:span><text:span text:style-name="T16"> <text:s text:c="2"/>5 <text:s/>0</text:span></text:p>
      <text:p text:style-name="P29" loext:marker-style-name="T17"><text:span text:style-name="T17">Количество осадков,</text:span><text:span text:style-name="T22"> </text:span><text:span text:style-name="T17">мм:</text:span></text:p>
      <text:p text:style-name="P30" loext:marker-style-name="T16"><text:span text:style-name="T17">за</text:span><text:span text:style-name="T22"> </text:span><text:span text:style-name="T17">ноябрь - март<text:tab/></text:span><text:span text:style-name="T19">-</text:span><text:span text:style-name="T16"> <text:s/>1 7 <text:s/>7</text:span></text:p>
      <text:p text:style-name="P30" loext:marker-style-name="T17"><text:span text:style-name="T17">за</text:span><text:span text:style-name="T18"> </text:span><text:span text:style-name="T17">апрель</text:span><text:span text:style-name="T22"> </text:span><text:span text:style-name="T17">-</text:span><text:span text:style-name="T20"> </text:span><text:span text:style-name="T17">октябрь</text:span><text:span text:style-name="T22"> </text:span><text:span text:style-name="T17">- <text:s/>224</text:span></text:p>
      <text:p text:style-name="P31" loext:marker-style-name="T17"/>
      <text:p text:style-name="P11" loext:marker-style-name="T36"><text:span text:style-name="T3">1.4 Перемещение воздуха</text:span></text:p>
      <text:p text:style-name="P11" loext:marker-style-name="T1"><text:span text:style-name="T1">Преобладающее</text:span><text:span text:style-name="T37"> </text:span><text:span text:style-name="T1">направление</text:span><text:span text:style-name="T38"> </text:span><text:span text:style-name="T1">ветра</text:span><text:span text:style-name="T38"> </text:span><text:span text:style-name="T1">за</text:span><text:span text:style-name="T38"> </text:span><text:span text:style-name="T1">декабрь</text:span><text:span text:style-name="T39"> </text:span><text:span text:style-name="T1">-</text:span><text:span text:style-name="T39"> </text:span><text:span text:style-name="T1">февраль- В,З</text:span></text:p>
      <text:p text:style-name="P27" loext:marker-style-name="T17"><text:span text:style-name="T17">Максимальная из средних скоростей ветра по румбам за</text:span></text:p>
      <text:p text:style-name="P27" loext:marker-style-name="T16"><text:span text:style-name="T17">январь, м/с -</text:span><text:span text:style-name="T16"> <text:s/>5 , <text:s/>5</text:span></text:p>
      <text:p text:style-name="P27" loext:marker-style-name="T17"><text:span text:style-name="T17">Преобладающее</text:span><text:span text:style-name="T35"> </text:span><text:span text:style-name="T17">направление</text:span><text:span text:style-name="T22"> </text:span><text:span text:style-name="T17">ветра</text:span><text:span text:style-name="T22"> </text:span><text:span text:style-name="T17">за июнь</text:span><text:span text:style-name="T35"> </text:span><text:span text:style-name="T17">- август - В</text:span></text:p>
      <text:p text:style-name="P27" loext:marker-style-name="T17"><text:span text:style-name="T17">Минимальная</text:span><text:span text:style-name="T22"> </text:span><text:span text:style-name="T17">из</text:span><text:span text:style-name="T20"> </text:span><text:span text:style-name="T17">средних</text:span><text:span text:style-name="T18"> </text:span><text:span text:style-name="T17">скоростей</text:span><text:span text:style-name="T18"> </text:span><text:span text:style-name="T17">ветра</text:span><text:span text:style-name="T20"> </text:span><text:span text:style-name="T17">по</text:span><text:span text:style-name="T22"> </text:span><text:span text:style-name="T17">румбам</text:span><text:span text:style-name="T22"> </text:span><text:span text:style-name="T17">за</text:span><text:span text:style-name="T20"> </text:span><text:span text:style-name="T17">июль,</text:span><text:span text:style-name="T18"> </text:span><text:span text:style-name="T17">м/с</text:span><text:span text:style-name="T24"> </text:span><text:span text:style-name="T17">– 2,5</text:span></text:p>
      <text:p text:style-name="P32" loext:marker-style-name="T17"/>
      <text:p text:style-name="P11" loext:marker-style-name="T40"><text:span text:style-name="T3">1.5 Климатический район и подрайон</text:span></text:p>
      <text:p text:style-name="P11" loext:marker-style-name="T40"><text:span text:style-name="T33">IIIВ</text:span><text:span text:style-name="T41">, наименее суровые условия</text:span>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B"/>
        <table:table-column table:style-name="Table5.G"/>
        <table:table-column table:style-name="Table5.H"/>
        <text:soft-page-break/>
        <table:table-row table:style-name="Table5.1">
          <table:table-cell table:style-name="Table5.A1" office:value-type="string">
            <text:p text:style-name="P16"/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6"/>
          </table:table-cell>
          <table:table-cell table:style-name="Table5.A1" table:number-rows-spanned="4" office:value-type="string">
            <text:p text:style-name="P20">Характеристика района</text:p>
            <text:p text:style-name="P20"><text:s/>строительства</text:p>
          </table:table-cell>
          <table:table-cell table:style-name="Table5.H1" table:number-rows-spanned="2" office:value-type="string">
            <text:p text:style-name="P16">Лист</text:p>
          </table:table-cell>
        </table:table-row>
        <table:table-row table:style-name="Table5.2">
          <table:table-cell table:style-name="Table5.A2" table:number-rows-spanned="2" office:value-type="string">
            <text:p text:style-name="P16"/>
          </table:table-cell>
          <table:table-cell table:style-name="Table5.A2" table:number-rows-spanned="2" office:value-type="string">
            <text:p text:style-name="P16"/>
          </table:table-cell>
          <table:table-cell table:style-name="Table5.A2" table:number-rows-spanned="2" office:value-type="string">
            <text:p text:style-name="P16"/>
          </table:table-cell>
          <table:table-cell table:style-name="Table5.A2" table:number-rows-spanned="2" office:value-type="string">
            <text:p text:style-name="P16"/>
          </table:table-cell>
          <table:table-cell table:style-name="Table5.A2" table:number-rows-spanned="2" office:value-type="string">
            <text:p text:style-name="P16"/>
          </table:table-cell>
          <table:table-cell table:style-name="Table5.A2" table:number-rows-spanned="2" office:value-type="string">
            <text:p text:style-name="P16"/>
          </table:table-cell>
          <table:covered-table-cell table:style-name="Table5.A2"/>
          <table:covered-table-cell table:style-name="Table5.H1"/>
        </table:table-row>
        <table:table-row table:style-name="Table5.3"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covered-table-cell table:style-name="Table5.A2"/>
          <table:table-cell table:style-name="Table5.H3" table:number-rows-spanned="2" office:value-type="string">
            <text:p text:style-name="P28">6</text:p>
          </table:table-cell>
        </table:table-row>
        <table:table-row table:style-name="Table5.1">
          <table:table-cell table:style-name="Table5.A2" office:value-type="string">
            <text:p text:style-name="P22">Изм.</text:p>
          </table:table-cell>
          <table:table-cell table:style-name="Table5.A2" office:value-type="string">
            <text:p text:style-name="P16">Кол. уч.</text:p>
          </table:table-cell>
          <table:table-cell table:style-name="Table5.A2" office:value-type="string">
            <text:p text:style-name="P16">Лист</text:p>
          </table:table-cell>
          <table:table-cell table:style-name="Table5.A2" office:value-type="string">
            <text:p text:style-name="P16">№ дрк</text:p>
          </table:table-cell>
          <table:table-cell table:style-name="Table5.A2" office:value-type="string">
            <text:p text:style-name="P16">Подп.</text:p>
          </table:table-cell>
          <table:table-cell table:style-name="Table5.A2" office:value-type="string">
            <text:p text:style-name="P16">Дата</text:p>
          </table:table-cell>
          <table:covered-table-cell table:style-name="Table5.A2"/>
          <table:covered-table-cell table:style-name="Table5.H3"/>
        </table:table-row>
      </table:table>
      <text:p text:style-name="P11" loext:marker-style-name="T40"/>
      <text:p text:style-name="P33" loext:marker-style-name="T3"/>
      <text:p text:style-name="P1" loext:marker-style-name="T3"><text:span text:style-name="T3">2. Объемно-планировочное решение</text:span></text:p>
      <text:p text:style-name="P24" loext:marker-style-name="T1"/>
      <text:p text:style-name="P11" loext:marker-style-name="T1"><text:span text:style-name="T1">Проектируемое здание имеет прямоугольную форму в плане.</text:span></text:p>
      <text:p text:style-name="P11" loext:marker-style-name="T1"><text:span text:style-name="T1">Габаритные размеры в осях: 1</text:span><text:bookmark text:name="_GoBack_Copy_1"/><text:span text:style-name="T1">5,6*15,0 м</text:span></text:p>
      <text:p text:style-name="P11" loext:marker-style-name="T1"><text:span text:style-name="T1">Количество этажей: 2</text:span></text:p>
      <text:p text:style-name="P11" loext:marker-style-name="T1"><text:span text:style-name="T1">Высота этажа: 3 м</text:span></text:p>
      <text:p text:style-name="P11" loext:marker-style-name="T1"><text:span text:style-name="T1">Здание имеет чердак высотой: 1,9 м</text:span></text:p>
      <text:p text:style-name="P11" loext:marker-style-name="T1"><text:span text:style-name="T1">Вход расположен в центральной части здания;</text:span></text:p>
      <text:p text:style-name="P11" loext:marker-style-name="T1"><text:span text:style-name="T1">Запроектирована одна лестничная клетка.</text:span></text:p>
      <text:p text:style-name="P11" loext:marker-style-name="T1"><text:span text:style-name="T1">Профиль кровли: двухскатная, уклон 21°</text:span></text:p>
      <text:p text:style-name="P11" loext:marker-style-name="T1"><text:span text:style-name="T1">Водоотвод: наружный неорганизованный</text:span></text:p>
      <text:p text:style-name="P11" loext:marker-style-name="T1"><text:span text:style-name="T1"><text:s/>Планировочная схема: секционная</text:span></text:p>
      <text:p text:style-name="P11" loext:marker-style-name="T1"><text:span text:style-name="T1">На каждом этаже 4 квартиры:</text:span></text:p>
      <text:p text:style-name="P11" loext:marker-style-name="T1"><text:span text:style-name="T1">-однокомнатная, S= 44,54 м2 :</text:span></text:p>
      <text:p text:style-name="P11" loext:marker-style-name="T1"><text:span text:style-name="T1">общая комната (20,5 м2), кухня (6,73 м2), <text:s/>с/у (3,26 м2),</text:span></text:p>
      <text:p text:style-name="P11" loext:marker-style-name="T1"><text:span text:style-name="T1">тамбур (9,21 м2), лоджия (4,84 м2).</text:span></text:p>
      <text:p text:style-name="P11" loext:marker-style-name="T1"><text:span text:style-name="T1">-однокомнатная, S= 44,54 м2 :</text:span></text:p>
      <text:p text:style-name="P11" loext:marker-style-name="T1"><text:span text:style-name="T1"><text:s/>общая комната (20,5 м2), кухня (6,73 м2), <text:s/>с/у (3,26 м2),</text:span></text:p>
      <text:p text:style-name="P11" loext:marker-style-name="T1"><text:span text:style-name="T1"><text:s/>тамбур (9,21 м2), лоджия (4,84 м2).</text:span></text:p>
      <text:p text:style-name="P11" loext:marker-style-name="T1"><text:span text:style-name="T1">-однокомнатная, S= 40,4 м2 :</text:span></text:p>
      <text:p text:style-name="P11" loext:marker-style-name="T1"><text:span text:style-name="T1">общая комната (15,3 м2), кухня (6,73 м2), <text:s/>с/у (3,26 м2),</text:span></text:p>
      <text:p text:style-name="P11" loext:marker-style-name="T1"><text:span text:style-name="T1"><text:s/>тамбур (5,07 м2), лоджия (4,84 м2).</text:span></text:p>
      <text:p text:style-name="P11" loext:marker-style-name="T1"><text:span text:style-name="T1">-однокомнатная, S= 40,4 м2 :</text:span></text:p>
      <text:p text:style-name="P11" loext:marker-style-name="T1"><text:span text:style-name="T1"><text:s/>общая комната (15,3 м2), кухня (6,73 м2), <text:s/>с/у (3,26 м2)</text:span></text:p>
      <text:p text:style-name="P11" loext:marker-style-name="T1"><text:span text:style-name="T1">тамбур (5,07 м2), лоджия (4,84 м2).</text:span></text:p>
      <text:p text:style-name="P11" loext:marker-style-name="T1"><text:span text:style-name="T1">Во всех квартирах на кухне предусмотрена раковина и электроплита;</text:span></text:p>
      <text:p text:style-name="P11" loext:marker-style-name="T1"><text:soft-page-break/><text:s/><text:span text:style-name="T1">в сан.узлах — ванна, умывальник и унитаз.</text:span>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B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16"/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table:number-rows-spanned="4" office:value-type="string">
            <text:p text:style-name="P34">Объемно-планировочное</text:p>
            <text:p text:style-name="P34"><text:s/>решение</text:p>
          </table:table-cell>
          <table:table-cell table:style-name="Table6.H1" table:number-rows-spanned="2" office:value-type="string">
            <text:p text:style-name="P16">Лист</text:p>
          </table:table-cell>
        </table:table-row>
        <table:table-row table:style-name="Table6.2">
          <table:table-cell table:style-name="Table6.A2" table:number-rows-spanned="2" office:value-type="string">
            <text:p text:style-name="P16"/>
          </table:table-cell>
          <table:table-cell table:style-name="Table6.A2" table:number-rows-spanned="2" office:value-type="string">
            <text:p text:style-name="P16"/>
          </table:table-cell>
          <table:table-cell table:style-name="Table6.A2" table:number-rows-spanned="2" office:value-type="string">
            <text:p text:style-name="P16"/>
          </table:table-cell>
          <table:table-cell table:style-name="Table6.A2" table:number-rows-spanned="2" office:value-type="string">
            <text:p text:style-name="P16"/>
          </table:table-cell>
          <table:table-cell table:style-name="Table6.A2" table:number-rows-spanned="2" office:value-type="string">
            <text:p text:style-name="P16"/>
          </table:table-cell>
          <table:table-cell table:style-name="Table6.A2" table:number-rows-spanned="2" office:value-type="string">
            <text:p text:style-name="P16"/>
          </table:table-cell>
          <table:covered-table-cell table:style-name="Table6.A2"/>
          <table:covered-table-cell table:style-name="Table6.H1"/>
        </table:table-row>
        <table:table-row table:style-name="Table6.3"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covered-table-cell table:style-name="Table6.A2"/>
          <table:table-cell table:style-name="Table6.H3" table:number-rows-spanned="2" office:value-type="string">
            <text:p text:style-name="P28">7</text:p>
          </table:table-cell>
        </table:table-row>
        <table:table-row table:style-name="Table6.1">
          <table:table-cell table:style-name="Table6.A2" office:value-type="string">
            <text:p text:style-name="P22">Изм.</text:p>
          </table:table-cell>
          <table:table-cell table:style-name="Table6.A2" office:value-type="string">
            <text:p text:style-name="P16">Кол. уч.</text:p>
          </table:table-cell>
          <table:table-cell table:style-name="Table6.A2" office:value-type="string">
            <text:p text:style-name="P16">Лист</text:p>
          </table:table-cell>
          <table:table-cell table:style-name="Table6.A2" office:value-type="string">
            <text:p text:style-name="P16">№ дрк</text:p>
          </table:table-cell>
          <table:table-cell table:style-name="Table6.A2" office:value-type="string">
            <text:p text:style-name="P16">Подп.</text:p>
          </table:table-cell>
          <table:table-cell table:style-name="Table6.A2" office:value-type="string">
            <text:p text:style-name="P16">Дата</text:p>
          </table:table-cell>
          <table:covered-table-cell table:style-name="Table6.A2"/>
          <table:covered-table-cell table:style-name="Table6.H3"/>
        </table:table-row>
      </table:table>
      <text:p text:style-name="P11" loext:marker-style-name="T1"><text:span text:style-name="T1"/></text:p>
      <text:p text:style-name="P1" loext:marker-style-name="T9"><text:span text:style-name="T9">3. Конструктивное решение</text:span></text:p>
      <text:p text:style-name="P11" loext:marker-style-name="T1"><text:span text:style-name="T1">Конструктивная схема - бескаркасная с продольными несущими стенами. Фундамент - ленточный сборный.</text:span></text:p>
      <text:p text:style-name="P11" loext:marker-style-name="T1"><text:span text:style-name="T1">Глубина заложения - 1600 мм. <text:s/></text:span><text:span text:style-name="T42">Подошву фундамента </text:span><text:span text:style-name="T43">приняли конструктивно из</text:span><text:span text:style-name="T44"> </text:span><text:span text:style-name="T5">сборных железобетонных плит - блок-подушек - (толщиной 300 мм,</text:span><text:span text:style-name="T44"> </text:span><text:span text:style-name="T5">длиной</text:span><text:span text:style-name="T45"> </text:span><text:span text:style-name="T5">1200,</text:span><text:span text:style-name="T45"> </text:span><text:span text:style-name="T5">2400</text:span><text:span text:style-name="T45"> </text:span><text:span text:style-name="T5">мм)</text:span><text:span text:style-name="T45"> </text:span><text:span text:style-name="T5">под</text:span><text:span text:style-name="T45"> </text:span><text:span text:style-name="T5">наружные</text:span><text:span text:style-name="T45"> </text:span><text:span text:style-name="T5">стены</text:span><text:span text:style-name="T45"> </text:span><text:span text:style-name="T5">шириной</text:span><text:span text:style-name="T45"> </text:span><text:span text:style-name="T5">1,2</text:span><text:span text:style-name="T45"> </text:span><text:span text:style-name="T5">м,</text:span><text:span text:style-name="T45"> </text:span><text:span text:style-name="T5">под</text:span><text:span text:style-name="T45"> </text:span><text:span text:style-name="T5">внутренние</text:span><text:span text:style-name="T45"> </text:span><text:span text:style-name="T5">стены</text:span><text:span text:style-name="T45"> </text:span><text:span text:style-name="T5">-</text:span><text:span text:style-name="T45"> </text:span><text:span text:style-name="T5">0,6</text:span><text:span text:style-name="T45"> </text:span><text:span text:style-name="T5">м.</text:span><text:span text:style-name="T45"> </text:span><text:span text:style-name="T5">Блоки</text:span><text:span text:style-name="T45"> </text:span><text:span text:style-name="T5">укладывают</text:span><text:span text:style-name="T45"> </text:span><text:span text:style-name="T5">с</text:span><text:span text:style-name="T45"> </text:span><text:span text:style-name="T5">перевязкой</text:span><text:span text:style-name="T45"> </text:span><text:span text:style-name="T5">(несовпадением)</text:span><text:span text:style-name="T45"> </text:span><text:span text:style-name="T5">вертикальных</text:span><text:span text:style-name="T45"> </text:span><text:span text:style-name="T5">швов,</text:span><text:span text:style-name="T45"> </text:span><text:span text:style-name="T5">расстояние</text:span><text:span text:style-name="T45"> </text:span><text:span text:style-name="T5">между</text:span><text:span text:style-name="T45"> </text:span><text:span text:style-name="T5">которыми</text:span><text:span text:style-name="T45"> </text:span><text:span text:style-name="T5">принимают</text:span><text:span text:style-name="T45"> </text:span><text:span text:style-name="T5">не</text:span><text:span text:style-name="T45"> </text:span><text:span text:style-name="T5">менее</text:span><text:span text:style-name="T45"> </text:span><text:span text:style-name="T5">300</text:span><text:span text:style-name="T45"> </text:span><text:span text:style-name="T5">мм.</text:span></text:p>
      <text:p text:style-name="P11" loext:marker-style-name="T1"><text:span text:style-name="T1">Стены состоят из керамического пустотелого кирпича (250×120×88).</text:span></text:p>
      <text:p text:style-name="P11" loext:marker-style-name="T5"><text:span text:style-name="T1">Перекрытия выполнены по деревянным балкам.</text:span><text:span text:style-name="T5"> Шаг балок (расстояние между</text:span><text:span text:style-name="T45"> </text:span><text:span text:style-name="T5">балками)</text:span><text:span text:style-name="T46"> </text:span><text:span text:style-name="T5">приняли от</text:span><text:span text:style-name="T46"> </text:span><text:span text:style-name="T5">600</text:span><text:span text:style-name="T46"> </text:span><text:span text:style-name="T5">до</text:span><text:span text:style-name="T47"> </text:span><text:span text:style-name="T5">1000</text:span><text:span text:style-name="T46"> </text:span><text:span text:style-name="T5">мм.</text:span> <text:span text:style-name="T5">Межбалочное</text:span><text:span text:style-name="T45"> </text:span><text:span text:style-name="T5">заполнение:</text:span><text:span text:style-name="T45"> </text:span><text:span text:style-name="T5">в</text:span><text:span text:style-name="T45"> </text:span><text:span text:style-name="T5">виде</text:span><text:span text:style-name="T45"> </text:span><text:span text:style-name="T5">деревянных</text:span><text:span text:style-name="T45"> </text:span><text:span text:style-name="T5">щитов</text:span><text:span text:style-name="T46"> </text:span><text:span text:style-name="T5">-</text:span><text:span text:style-name="T46"> </text:span><text:span text:style-name="T5">от</text:span><text:span text:style-name="T47"> </text:span><text:span text:style-name="T5">0,6</text:span><text:span text:style-name="T47"> </text:span><text:span text:style-name="T5">до</text:span><text:span text:style-name="T48"> </text:span><text:span text:style-name="T5">1,0</text:span><text:span text:style-name="T48"> </text:span><text:span text:style-name="T5">м.</text:span></text:p>
      <text:p text:style-name="P27" loext:marker-style-name="T17"><text:span text:style-name="T17">Столбы</text:span><text:span text:style-name="T21"> </text:span><text:span text:style-name="T17">(квадратного</text:span><text:span text:style-name="T21"> </text:span><text:span text:style-name="T17">или</text:span><text:span text:style-name="T21"> </text:span><text:span text:style-name="T17">прямоугольного</text:span><text:span text:style-name="T21"> </text:span><text:span text:style-name="T17">сечения</text:span><text:span text:style-name="T21"> </text:span><text:span text:style-name="T17">с</text:span><text:span text:style-name="T21"> </text:span><text:span text:style-name="T17">учетом</text:span><text:span text:style-name="T21"> </text:span><text:span text:style-name="T17">направления и опирания балок) расположили в углах здания, в местах</text:span><text:span text:style-name="T21"> </text:span><text:span text:style-name="T17">пересечения</text:span><text:span text:style-name="T20"> </text:span><text:span text:style-name="T17">стен, вдоль</text:span><text:span text:style-name="T22"> </text:span><text:span text:style-name="T17">стен</text:span><text:span text:style-name="T22"> </text:span><text:span text:style-name="T17">с</text:span><text:span text:style-name="T22"> </text:span><text:span text:style-name="T17">шагом</text:span><text:span text:style-name="T21"> </text:span><text:span text:style-name="T17">не</text:span><text:span text:style-name="T22"> </text:span><text:span text:style-name="T17">более 3,5</text:span><text:span text:style-name="T21"> </text:span><text:span text:style-name="T17">м.</text:span></text:p>
      <text:p text:style-name="P27" loext:marker-style-name="T17"><text:span text:style-name="T17">Покрытие кровли выполнено из метало-профиля. В соответсвтии с выбранным покрытие уклон кровли составил 21°. Здание спроектировано холодным полупрохладным чердаком. Несущая конструкция крыши устраивается из деревянных наклонных стропил с шагом от 1 160 до 1 200 мм. Обрешетка создается на основе деревянных брусов сечением 50*50 с шагом 250 мм, коньковый прогон сечением 160*160, стропильная нога сечением 180*200, кобылка сечением 50*150. </text:span><text:span text:style-name="T49">Окна предусматривается для обеспечения естественной освещенности основных помещений и возможности визуального </text:span><text:soft-page-break/><text:span text:style-name="T49">контакта с окружающей средой. Размеры окон приняты в соответствии с нормативными требованиями естественной освещенности и стандартами. Двери служат для связи помещений друг с другом и здания с улицей.</text:span></text:p>
      <text:p text:style-name="P35">Двери на путях эвакуации открываются наружу в соответствии с требования безопасности.  Конструкция дверей внутри здания выполнены таким образом, чтобы их открывание не препятствовало передвижению.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column table:style-name="Table7.B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16"/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A1" table:number-rows-spanned="4" office:value-type="string">
            <text:p text:style-name="P36">Конструктивное</text:p>
            <text:p text:style-name="P34"><text:s/>решение</text:p>
          </table:table-cell>
          <table:table-cell table:style-name="Table7.H1" table:number-rows-spanned="2" office:value-type="string">
            <text:p text:style-name="P16">Лист</text:p>
          </table:table-cell>
        </table:table-row>
        <table:table-row table:style-name="Table7.2">
          <table:table-cell table:style-name="Table7.A2" table:number-rows-spanned="2" office:value-type="string">
            <text:p text:style-name="P16"/>
          </table:table-cell>
          <table:table-cell table:style-name="Table7.A2" table:number-rows-spanned="2" office:value-type="string">
            <text:p text:style-name="P16"/>
          </table:table-cell>
          <table:table-cell table:style-name="Table7.A2" table:number-rows-spanned="2" office:value-type="string">
            <text:p text:style-name="P16"/>
          </table:table-cell>
          <table:table-cell table:style-name="Table7.A2" table:number-rows-spanned="2" office:value-type="string">
            <text:p text:style-name="P16"/>
          </table:table-cell>
          <table:table-cell table:style-name="Table7.A2" table:number-rows-spanned="2" office:value-type="string">
            <text:p text:style-name="P16"/>
          </table:table-cell>
          <table:table-cell table:style-name="Table7.A2" table:number-rows-spanned="2" office:value-type="string">
            <text:p text:style-name="P16"/>
          </table:table-cell>
          <table:covered-table-cell table:style-name="Table7.A2"/>
          <table:covered-table-cell table:style-name="Table7.H1"/>
        </table:table-row>
        <table:table-row table:style-name="Table7.3"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covered-table-cell table:style-name="Table7.A2"/>
          <table:table-cell table:style-name="Table7.H3" table:number-rows-spanned="2" office:value-type="string">
            <text:p text:style-name="P28">8</text:p>
          </table:table-cell>
        </table:table-row>
        <table:table-row table:style-name="Table7.1">
          <table:table-cell table:style-name="Table7.A2" office:value-type="string">
            <text:p text:style-name="P22">Изм.</text:p>
          </table:table-cell>
          <table:table-cell table:style-name="Table7.A2" office:value-type="string">
            <text:p text:style-name="P16">Кол. уч.</text:p>
          </table:table-cell>
          <table:table-cell table:style-name="Table7.A2" office:value-type="string">
            <text:p text:style-name="P16">Лист</text:p>
          </table:table-cell>
          <table:table-cell table:style-name="Table7.A2" office:value-type="string">
            <text:p text:style-name="P16">№ дрк</text:p>
          </table:table-cell>
          <table:table-cell table:style-name="Table7.A2" office:value-type="string">
            <text:p text:style-name="P16">Подп.</text:p>
          </table:table-cell>
          <table:table-cell table:style-name="Table7.A2" office:value-type="string">
            <text:p text:style-name="P16">Дата</text:p>
          </table:table-cell>
          <table:covered-table-cell table:style-name="Table7.A2"/>
          <table:covered-table-cell table:style-name="Table7.H3"/>
        </table:table-row>
      </table:table>
      <text:p text:style-name="P37"/>
      <text:p text:style-name="P37"/>
      <text:p text:style-name="P38" loext:marker-style-name="T49"><text:span text:style-name="T49">Фасад запроектированного здания сохранил в себе естественные цвета кирпичной кладки. Для контраста и выделения швов в раствор были введены красящие вещества черного цвета. Цоколь дома оштукатурен декоративной штукатуркой по цвету слабо контрастируя с фасадом.</text:span></text:p>
      <text:p text:style-name="P39" loext:marker-style-name="T50"><text:span text:style-name="T51"><text:s/></text:span><text:span text:style-name="T52">Стены общей комнаты оклеены обоями, потолки – потолочным покрытием. Стены и потолки кухни обиты деревянными проморенными рейками, что создает красочный внутренний интерьер. По одной из стен кухни уложена облицовочная плитка (стена вдоль которой размещена плита и мойка). Стены санузлов также отделаны облицовочной керамической плиткой. В ванной на одной из стен плиткой уложен рисунок, что создает дополнительный уют и привлекательность внутренней отделки.</text:span>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B"/>
        <table:table-column table:style-name="Table8.G"/>
        <table:table-column table:style-name="Table8.H"/>
        <text:soft-page-break/>
        <table:table-row table:style-name="Table8.1">
          <table:table-cell table:style-name="Table8.A1" office:value-type="string">
            <text:p text:style-name="P16"/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6"/>
          </table:table-cell>
          <table:table-cell table:style-name="Table8.A1" table:number-rows-spanned="4" office:value-type="string">
            <text:p text:style-name="P36">Конструктивное</text:p>
            <text:p text:style-name="P34"><text:s/>решение</text:p>
          </table:table-cell>
          <table:table-cell table:style-name="Table8.H1" table:number-rows-spanned="2" office:value-type="string">
            <text:p text:style-name="P16">Лист</text:p>
          </table:table-cell>
        </table:table-row>
        <table:table-row table:style-name="Table8.2">
          <table:table-cell table:style-name="Table8.A2" table:number-rows-spanned="2" office:value-type="string">
            <text:p text:style-name="P16"/>
          </table:table-cell>
          <table:table-cell table:style-name="Table8.A2" table:number-rows-spanned="2" office:value-type="string">
            <text:p text:style-name="P16"/>
          </table:table-cell>
          <table:table-cell table:style-name="Table8.A2" table:number-rows-spanned="2" office:value-type="string">
            <text:p text:style-name="P16"/>
          </table:table-cell>
          <table:table-cell table:style-name="Table8.A2" table:number-rows-spanned="2" office:value-type="string">
            <text:p text:style-name="P16"/>
          </table:table-cell>
          <table:table-cell table:style-name="Table8.A2" table:number-rows-spanned="2" office:value-type="string">
            <text:p text:style-name="P16"/>
          </table:table-cell>
          <table:table-cell table:style-name="Table8.A2" table:number-rows-spanned="2" office:value-type="string">
            <text:p text:style-name="P16"/>
          </table:table-cell>
          <table:covered-table-cell table:style-name="Table8.A2"/>
          <table:covered-table-cell table:style-name="Table8.H1"/>
        </table:table-row>
        <table:table-row table:style-name="Table8.3"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covered-table-cell table:style-name="Table8.A2"/>
          <table:table-cell table:style-name="Table8.H3" table:number-rows-spanned="2" office:value-type="string">
            <text:p text:style-name="P28">9</text:p>
          </table:table-cell>
        </table:table-row>
        <table:table-row table:style-name="Table8.1">
          <table:table-cell table:style-name="Table8.A2" office:value-type="string">
            <text:p text:style-name="P22">Изм.</text:p>
          </table:table-cell>
          <table:table-cell table:style-name="Table8.A2" office:value-type="string">
            <text:p text:style-name="P16">Кол. уч.</text:p>
          </table:table-cell>
          <table:table-cell table:style-name="Table8.A2" office:value-type="string">
            <text:p text:style-name="P16">Лист</text:p>
          </table:table-cell>
          <table:table-cell table:style-name="Table8.A2" office:value-type="string">
            <text:p text:style-name="P16">№ дрк</text:p>
          </table:table-cell>
          <table:table-cell table:style-name="Table8.A2" office:value-type="string">
            <text:p text:style-name="P16">Подп.</text:p>
          </table:table-cell>
          <table:table-cell table:style-name="Table8.A2" office:value-type="string">
            <text:p text:style-name="P16">Дата</text:p>
          </table:table-cell>
          <table:covered-table-cell table:style-name="Table8.A2"/>
          <table:covered-table-cell table:style-name="Table8.H3"/>
        </table:table-row>
      </table:table>
      <text:p text:style-name="P39" loext:marker-style-name="T50"><text:span text:style-name="T52"/></text:p>
      <text:p text:style-name="P33" loext:marker-style-name="T3"/>
      <text:p text:style-name="P9" loext:marker-style-name="T9"><text:span text:style-name="T9">4. Инженерное оборудование</text:span></text:p>
      <text:p text:style-name="P4" loext:marker-style-name="T3"/>
      <text:p text:style-name="P11" loext:marker-style-name="T5"><text:span text:style-name="T5">Водопровод- хозяйственно-питьевой, от<text:tab/> внешней сети, расчетный</text:span><text:span text:style-name="T53"> </text:span><text:span text:style-name="T5">напор</text:span><text:span text:style-name="T45"> </text:span><text:span text:style-name="T5">у</text:span><text:span text:style-name="T54"> </text:span><text:span text:style-name="T5">основания</text:span><text:span text:style-name="T43"> </text:span><text:span text:style-name="T5">35,0</text:span><text:span text:style-name="T53"> </text:span><text:span text:style-name="T5">м.</text:span></text:p>
      <text:p text:style-name="P11" loext:marker-style-name="T5"><text:span text:style-name="T5">Канализация - <text:s/>хозяйственно-бытовая в городскую сеть.</text:span></text:p>
      <text:p text:style-name="P27" loext:marker-style-name="T55"><text:span text:style-name="T56">Отопление</text:span><text:span text:style-name="T57"> </text:span><text:span text:style-name="T56">- водяное</text:span><text:span text:style-name="T57"> </text:span><text:span text:style-name="T56">центральное</text:span><text:span text:style-name="T57"> </text:span><text:span text:style-name="T56">со</text:span><text:span text:style-name="T58"> </text:span><text:span text:style-name="T56">стальными</text:span><text:span text:style-name="T59"> </text:span><text:span text:style-name="T56">конвекторами, температура теплоносителя 105...70°С.</text:span></text:p>
      <text:p text:style-name="P27" loext:marker-style-name="T56"><text:span text:style-name="T56">Вентиляция</text:span><text:span text:style-name="T60"> </text:span><text:span text:style-name="T56">-</text:span><text:span text:style-name="T61"> </text:span><text:span text:style-name="T49">приточно-вытяжная с естественным и механическим побуждением</text:span><text:span text:style-name="T17">.</text:span></text:p>
      <text:p text:style-name="P27" loext:marker-style-name="T56"><text:span text:style-name="T56">Горячее</text:span><text:span text:style-name="T62"> </text:span><text:span text:style-name="T56">водоснабжение</text:span><text:span text:style-name="T63"> </text:span><text:span text:style-name="T56">- от</text:span><text:span text:style-name="T62"> </text:span><text:span text:style-name="T56">внешней</text:span><text:span text:style-name="T62"> </text:span><text:span text:style-name="T56">сети,</text:span><text:span text:style-name="T62"> </text:span><text:span text:style-name="T56">расчетный</text:span><text:span text:style-name="T64"> </text:span><text:span text:style-name="T56">напор</text:span><text:span text:style-name="T65"> </text:span><text:span text:style-name="T56">у</text:span><text:span text:style-name="T55"> </text:span><text:span text:style-name="T56">основания</text:span><text:span text:style-name="T60"> </text:span><text:span text:style-name="T56">стояков</text:span><text:span text:style-name="T66"> </text:span><text:span text:style-name="T56">39,0</text:span><text:span text:style-name="T67"> </text:span><text:span text:style-name="T56">м.</text:span></text:p>
      <text:p text:style-name="P27" loext:marker-style-name="T67"><text:span text:style-name="T56">Газоснабжение - от внешней сети к кухонным плитам.</text:span></text:p>
      <text:p text:style-name="P27" loext:marker-style-name="T56"><text:span text:style-name="T56">Электроснабжение</text:span><text:span text:style-name="T68"> </text:span><text:span text:style-name="T56">- от</text:span><text:span text:style-name="T69"> </text:span><text:span text:style-name="T56">внешней</text:span><text:span text:style-name="T69"> </text:span><text:span text:style-name="T56">сети,</text:span><text:span text:style-name="T68"> </text:span><text:span text:style-name="T56">напряжение</text:span><text:span text:style-name="T68"> </text:span><text:span text:style-name="T56">380/220</text:span><text:span text:style-name="T68"> </text:span><text:span text:style-name="T56">Вт.</text:span></text:p>
      <text:p text:style-name="P40">Электроосвещение — люминесцентное.</text:p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column table:style-name="Table9.B"/>
        <table:table-column table:style-name="Table9.G"/>
        <table:table-column table:style-name="Table9.H"/>
        <text:soft-page-break/>
        <table:table-row table:style-name="Table9.1">
          <table:table-cell table:style-name="Table9.A1" office:value-type="string">
            <text:p text:style-name="P16"/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16"/>
          </table:table-cell>
          <table:table-cell table:style-name="Table9.A1" table:number-rows-spanned="4" office:value-type="string">
            <text:p text:style-name="P36">Инженерное</text:p>
            <text:p text:style-name="P36">оборудование</text:p>
          </table:table-cell>
          <table:table-cell table:style-name="Table9.H1" table:number-rows-spanned="2" office:value-type="string">
            <text:p text:style-name="P16">Лист</text:p>
          </table:table-cell>
        </table:table-row>
        <table:table-row table:style-name="Table9.2">
          <table:table-cell table:style-name="Table9.A2" table:number-rows-spanned="2" office:value-type="string">
            <text:p text:style-name="P16"/>
          </table:table-cell>
          <table:table-cell table:style-name="Table9.A2" table:number-rows-spanned="2" office:value-type="string">
            <text:p text:style-name="P16"/>
          </table:table-cell>
          <table:table-cell table:style-name="Table9.A2" table:number-rows-spanned="2" office:value-type="string">
            <text:p text:style-name="P16"/>
          </table:table-cell>
          <table:table-cell table:style-name="Table9.A2" table:number-rows-spanned="2" office:value-type="string">
            <text:p text:style-name="P16"/>
          </table:table-cell>
          <table:table-cell table:style-name="Table9.A2" table:number-rows-spanned="2" office:value-type="string">
            <text:p text:style-name="P16"/>
          </table:table-cell>
          <table:table-cell table:style-name="Table9.A2" table:number-rows-spanned="2" office:value-type="string">
            <text:p text:style-name="P16"/>
          </table:table-cell>
          <table:covered-table-cell table:style-name="Table9.A2"/>
          <table:covered-table-cell table:style-name="Table9.H1"/>
        </table:table-row>
        <table:table-row table:style-name="Table9.3"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covered-table-cell table:style-name="Table9.A2"/>
          <table:table-cell table:style-name="Table9.H3" table:number-rows-spanned="2" office:value-type="string">
            <text:p text:style-name="P28">10</text:p>
          </table:table-cell>
        </table:table-row>
        <table:table-row table:style-name="Table9.1">
          <table:table-cell table:style-name="Table9.A2" office:value-type="string">
            <text:p text:style-name="P22">Изм.</text:p>
          </table:table-cell>
          <table:table-cell table:style-name="Table9.A2" office:value-type="string">
            <text:p text:style-name="P16">Кол. уч.</text:p>
          </table:table-cell>
          <table:table-cell table:style-name="Table9.A2" office:value-type="string">
            <text:p text:style-name="P16">Лист</text:p>
          </table:table-cell>
          <table:table-cell table:style-name="Table9.A2" office:value-type="string">
            <text:p text:style-name="P16">№ дрк</text:p>
          </table:table-cell>
          <table:table-cell table:style-name="Table9.A2" office:value-type="string">
            <text:p text:style-name="P16">Подп.</text:p>
          </table:table-cell>
          <table:table-cell table:style-name="Table9.A2" office:value-type="string">
            <text:p text:style-name="P16">Дата</text:p>
          </table:table-cell>
          <table:covered-table-cell table:style-name="Table9.A2"/>
          <table:covered-table-cell table:style-name="Table9.H3"/>
        </table:table-row>
      </table:table>
      <text:p text:style-name="P41"/>
      <text:p text:style-name="P33" loext:marker-style-name="T3"/>
      <text:p text:style-name="P2" loext:marker-style-name="T3"><text:span text:style-name="T3">Библиографический список</text:span></text:p>
      <text:p text:style-name="P4" loext:marker-style-name="T3"/>
      <text:p text:style-name="P11" loext:marker-style-name="T1"><text:span text:style-name="T1">1. Благовещенский Ф.А., Букина Е.Ф. Архитектурные конструкции: Учебник по спец. «Архитектура».- М.: Архитектура-С, 2011.- 232 с., ил.</text:span></text:p>
      <text:p text:style-name="P11" loext:marker-style-name="T1"><text:span text:style-name="T1">2. Дегтев И.А. Окна и двери жилых, общественных и производственных зданий: методические указания к выполнению курсовых и дипломных проектов/ Сост.: И.А. Дегтев, Н.Д. Черныш, Г.В. Коренькова. - Белгород: Изд-во БелГТАСМ, 2000.</text:span></text:p>
      <text:p text:style-name="P11" loext:marker-style-name="T1"><text:span text:style-name="T1">3. Дегтев И.А. Железобетонные перемычки и обвязочные балки: методические указания к выполнению курсовых и дипломных проектов/ Сост.: И.А. Дегтев, Н.Д. Черныш. Белгород: Изд-во БелГТАСМ, 1993.</text:span></text:p>
      <text:p text:style-name="P11" loext:marker-style-name="T1"><text:span text:style-name="T1">4. Черныш Н.Д. Лестницы гражданских и производственных зданий: учеб. пособие / Н.Д. Черныш, Г.В. Коренькова, И.А. Дегтев.- М: Изд-во АСВ, 2001.</text:span></text:p>
      <text:p text:style-name="P11" loext:marker-style-name="T1"><text:span text:style-name="T1">5. Черныш Н.Д. Отделка гражданских и производственных зданий: методические указания к выполнению курсовых и квалификационной работы/ Сост.: Н.Д. Черныш, И.А. Дегтев, Г.В. Коренькова Белгород: Изд-во БелГТАСМ, 1997.</text:span></text:p>
      <text:p text:style-name="P11" loext:marker-style-name="T1"><text:span text:style-name="T1">6. Полы: учеб. пособие / И.А. Дегтев, Г.В. Коренькова, Черныш Н.Д. - Белгород: Изд-во АСВ, 1998.</text:span></text:p>
      <text:p text:style-name="P11" loext:marker-style-name="T1"><text:span text:style-name="T70">7. СП 23-101-2004. Проектирование тепловой защиты здания Госстрой России, 2003.-М.: 8. СП 131.13330.2020 "СНиП 23-01-99* Строительная климатология" - М.: Госстрой России, 2021.</text:span></text:p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column table:style-name="Table10.B"/>
        <table:table-column table:style-name="Table10.G"/>
        <table:table-column table:style-name="Table10.H"/>
        <text:soft-page-break/>
        <table:table-row table:style-name="Table10.1">
          <table:table-cell table:style-name="Table10.A1" office:value-type="string">
            <text:p text:style-name="P16"/>
            <text:p text:style-name="P16"/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6"/>
          </table:table-cell>
          <table:table-cell table:style-name="Table10.A1" table:number-rows-spanned="4" office:value-type="string">
            <text:p text:style-name="P36">Инженерное</text:p>
            <text:p text:style-name="P36">оборудование</text:p>
          </table:table-cell>
          <table:table-cell table:style-name="Table10.H1" table:number-rows-spanned="2" office:value-type="string">
            <text:p text:style-name="P16">Лист</text:p>
          </table:table-cell>
        </table:table-row>
        <table:table-row table:style-name="Table10.2">
          <table:table-cell table:style-name="Table10.A2" table:number-rows-spanned="2" office:value-type="string">
            <text:p text:style-name="P16"/>
          </table:table-cell>
          <table:table-cell table:style-name="Table10.A2" table:number-rows-spanned="2" office:value-type="string">
            <text:p text:style-name="P16"/>
          </table:table-cell>
          <table:table-cell table:style-name="Table10.A2" table:number-rows-spanned="2" office:value-type="string">
            <text:p text:style-name="P16"/>
          </table:table-cell>
          <table:table-cell table:style-name="Table10.A2" table:number-rows-spanned="2" office:value-type="string">
            <text:p text:style-name="P16"/>
          </table:table-cell>
          <table:table-cell table:style-name="Table10.A2" table:number-rows-spanned="2" office:value-type="string">
            <text:p text:style-name="P16"/>
          </table:table-cell>
          <table:table-cell table:style-name="Table10.A2" table:number-rows-spanned="2" office:value-type="string">
            <text:p text:style-name="P16"/>
          </table:table-cell>
          <table:covered-table-cell table:style-name="Table10.A2"/>
          <table:covered-table-cell table:style-name="Table10.H1"/>
        </table:table-row>
        <table:table-row table:style-name="Table10.3"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H3" table:number-rows-spanned="2" office:value-type="string">
            <text:p text:style-name="P28">10</text:p>
          </table:table-cell>
        </table:table-row>
        <table:table-row table:style-name="Table10.1">
          <table:table-cell table:style-name="Table10.A2" office:value-type="string">
            <text:p text:style-name="P22">Изм.</text:p>
          </table:table-cell>
          <table:table-cell table:style-name="Table10.A2" office:value-type="string">
            <text:p text:style-name="P16">Кол. уч.</text:p>
          </table:table-cell>
          <table:table-cell table:style-name="Table10.A2" office:value-type="string">
            <text:p text:style-name="P16">Лист</text:p>
          </table:table-cell>
          <table:table-cell table:style-name="Table10.A2" office:value-type="string">
            <text:p text:style-name="P16">№ дрк</text:p>
          </table:table-cell>
          <table:table-cell table:style-name="Table10.A2" office:value-type="string">
            <text:p text:style-name="P16">Подп.</text:p>
          </table:table-cell>
          <table:table-cell table:style-name="Table10.A2" office:value-type="string">
            <text:p text:style-name="P16">Дата</text:p>
          </table:table-cell>
          <table:covered-table-cell table:style-name="Table10.A2"/>
          <table:covered-table-cell table:style-name="Table10.H3"/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01:05:32.745105176</meta:creation-date>
    <dc:date>2024-12-18T01:08:52.017260800</dc:date>
    <meta:editing-duration>PT3M19S</meta:editing-duration>
    <meta:editing-cycles>1</meta:editing-cycles>
    <meta:document-statistic meta:table-count="10" meta:image-count="0" meta:object-count="0" meta:page-count="12" meta:paragraph-count="262" meta:word-count="1375" meta:character-count="10275" meta:non-whitespace-character-count="9110"/>
    <meta:generator>LibreOffice/24.8.3.2$Linux_X86_64 LibreOffice_project/480$Build-2</meta:generator>
  </office:meta>
</office:document-meta>
</file>